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layout-cache" manifest:media-type="application/binary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meta.xml" manifest:media-type="text/xml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fo:font-size="11pt" fo:font-style="normal" fo:font-weight="normal" officeooo:rsid="003dfc94" officeooo:paragraph-rsid="003059fc" style:font-size-asian="11pt" style:font-style-asian="normal" style:font-weight-asian="normal"/>
    </style:style>
    <style:style style:name="P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officeooo:rsid="00457635" officeooo:paragraph-rsid="000fe7a4"/>
    </style:style>
    <style:style style:name="P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officeooo:rsid="0047015e" officeooo:paragraph-rsid="0047015e"/>
    </style:style>
    <style:style style:name="P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officeooo:rsid="0048aee8" officeooo:paragraph-rsid="0047015e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officeooo:rsid="004b5309" officeooo:paragraph-rsid="004b5309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officeooo:rsid="00584cab" officeooo:paragraph-rsid="0053408c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officeooo:rsid="00584cab" officeooo:paragraph-rsid="0031bb6e"/>
    </style:style>
    <style:style style:name="P8" style:family="paragraph" style:parent-style-name="Standard">
      <style:text-properties style:font-name="Times New Roman" fo:font-size="11pt" fo:font-style="normal" fo:font-weight="normal" officeooo:rsid="003059fc" officeooo:paragraph-rsid="003059fc" style:font-size-asian="11pt" style:font-style-asian="normal" style:font-weight-asian="normal"/>
    </style:style>
    <style:style style:name="P9" style:family="paragraph" style:parent-style-name="Standard">
      <style:text-properties style:font-name="Times New Roman" fo:font-size="11pt" fo:font-style="normal" fo:font-weight="normal" officeooo:rsid="003059fc" officeooo:paragraph-rsid="0031bb6e" style:font-size-asian="11pt" style:font-style-asian="normal" style:font-weight-asian="normal"/>
    </style:style>
    <style:style style:name="P10" style:family="paragraph" style:parent-style-name="Standard">
      <style:text-properties style:font-name="Times New Roman" fo:font-size="11pt" fo:font-style="normal" fo:font-weight="normal" officeooo:rsid="003dfc94" officeooo:paragraph-rsid="003dfc94" style:font-size-asian="11pt" style:font-style-asian="normal" style:font-weight-asian="normal"/>
    </style:style>
    <style:style style:name="P11" style:family="paragraph" style:parent-style-name="Standard">
      <style:text-properties style:font-name="Times New Roman" fo:font-size="11pt" fo:font-style="normal" fo:font-weight="normal" officeooo:rsid="003dfc94" officeooo:paragraph-rsid="003eecfd" style:font-size-asian="11pt" style:font-style-asian="normal" style:font-weight-asian="normal"/>
    </style:style>
    <style:style style:name="P12" style:family="paragraph" style:parent-style-name="Standard">
      <style:text-properties style:font-name="Times New Roman" fo:font-size="11pt" fo:font-style="normal" fo:font-weight="normal" officeooo:rsid="003dfc94" officeooo:paragraph-rsid="003dfc94" style:font-size-asian="11pt" style:font-style-asian="normal" style:font-weight-asian="normal" style:font-weight-complex="normal"/>
    </style:style>
    <style:style style:name="P13" style:family="paragraph" style:parent-style-name="Standard">
      <style:text-properties style:font-name="Times New Roman" fo:font-size="11pt" fo:font-style="normal" fo:font-weight="normal" officeooo:rsid="003eecfd" officeooo:paragraph-rsid="003eecfd" style:font-size-asian="11pt" style:font-style-asian="normal" style:font-weight-asian="normal"/>
    </style:style>
    <style:style style:name="P14" style:family="paragraph" style:parent-style-name="Standard">
      <style:text-properties style:font-name="Times New Roman" fo:font-size="11pt" fo:font-style="normal" fo:font-weight="normal" officeooo:rsid="0040a3c4" officeooo:paragraph-rsid="0040a3c4" style:font-size-asian="11pt" style:font-style-asian="normal" style:font-weight-asian="normal"/>
    </style:style>
    <style:style style:name="P15" style:family="paragraph" style:parent-style-name="Standard">
      <style:text-properties style:font-name="Times New Roman" fo:font-size="11pt" fo:font-style="normal" fo:font-weight="bold" officeooo:rsid="003dfc94" officeooo:paragraph-rsid="003dfc94" style:font-size-asian="11pt" style:font-style-asian="normal" style:font-weight-asian="bold" style:font-weight-complex="bold"/>
    </style:style>
    <style:style style:name="P16" style:family="paragraph" style:parent-style-name="Standard">
      <style:text-properties style:font-name="Times New Roman" officeooo:rsid="003dfc94" officeooo:paragraph-rsid="003dfc94"/>
    </style:style>
    <style:style style:name="P17" style:family="paragraph" style:parent-style-name="Standard">
      <style:text-properties style:font-name="Times New Roman" officeooo:rsid="000fe7a4" officeooo:paragraph-rsid="000fe7a4"/>
    </style:style>
    <style:style style:name="P18" style:family="paragraph" style:parent-style-name="Standard">
      <style:text-properties style:font-name="Times New Roman" officeooo:rsid="0031bb6e" officeooo:paragraph-rsid="003dfc94"/>
    </style:style>
    <style:style style:name="P19" style:family="paragraph" style:parent-style-name="Standard">
      <style:text-properties style:font-name="Times New Roman" officeooo:rsid="0031bb6e" officeooo:paragraph-rsid="0031bb6e"/>
    </style:style>
    <style:style style:name="P20" style:family="paragraph" style:parent-style-name="Standard">
      <style:text-properties style:font-name="Times New Roman" officeooo:rsid="0031bb6e" officeooo:paragraph-rsid="0053408c"/>
    </style:style>
    <style:style style:name="P21" style:family="paragraph" style:parent-style-name="Standard">
      <style:text-properties style:font-name="Times New Roman" officeooo:rsid="00106f36" officeooo:paragraph-rsid="003059fc"/>
    </style:style>
    <style:style style:name="P22" style:family="paragraph" style:parent-style-name="Standard">
      <style:text-properties style:font-name="Times New Roman" fo:font-weight="bold" officeooo:rsid="003dfc94" officeooo:paragraph-rsid="003dfc94" style:font-weight-asian="bold" style:font-weight-complex="bold"/>
    </style:style>
    <style:style style:name="P23" style:family="paragraph" style:parent-style-name="Standard">
      <style:text-properties style:font-name="Times New Roman" officeooo:rsid="00457635" officeooo:paragraph-rsid="00457635"/>
    </style:style>
    <style:style style:name="P24" style:family="paragraph" style:parent-style-name="Standard">
      <style:text-properties style:font-name="Times New Roman" officeooo:rsid="00457635" officeooo:paragraph-rsid="0047015e"/>
    </style:style>
    <style:style style:name="P25" style:family="paragraph" style:parent-style-name="Standard">
      <style:text-properties style:font-name="Times New Roman" officeooo:rsid="0047015e" officeooo:paragraph-rsid="0047015e"/>
    </style:style>
    <style:style style:name="P26" style:family="paragraph" style:parent-style-name="Standard">
      <style:text-properties style:font-name="Times New Roman" officeooo:rsid="0047015e" officeooo:paragraph-rsid="0048aee8"/>
    </style:style>
    <style:style style:name="P27" style:family="paragraph" style:parent-style-name="Standard">
      <style:text-properties style:font-name="Times New Roman" officeooo:rsid="0048aee8" officeooo:paragraph-rsid="0047015e"/>
    </style:style>
    <style:style style:name="P28" style:family="paragraph" style:parent-style-name="Standard">
      <style:text-properties style:font-name="Times New Roman" officeooo:rsid="0048aee8" officeooo:paragraph-rsid="0048aee8"/>
    </style:style>
    <style:style style:name="P29" style:family="paragraph" style:parent-style-name="Standard">
      <style:text-properties style:font-name="Times New Roman" officeooo:rsid="00498412" officeooo:paragraph-rsid="00498412"/>
    </style:style>
    <style:style style:name="P30" style:family="paragraph" style:parent-style-name="Standard">
      <style:text-properties style:font-name="Times New Roman" officeooo:rsid="00498412" officeooo:paragraph-rsid="0053408c"/>
    </style:style>
    <style:style style:name="P31" style:family="paragraph" style:parent-style-name="Standard">
      <style:text-properties style:font-name="Times New Roman" officeooo:rsid="004b5309" officeooo:paragraph-rsid="004b5309"/>
    </style:style>
    <style:style style:name="P32" style:family="paragraph" style:parent-style-name="Standard">
      <style:text-properties style:font-name="Times New Roman" officeooo:rsid="004b5cbd" officeooo:paragraph-rsid="004b5cbd"/>
    </style:style>
    <style:style style:name="P33" style:family="paragraph" style:parent-style-name="Standard">
      <style:text-properties style:font-name="Times New Roman" officeooo:rsid="005019d5" officeooo:paragraph-rsid="005019d5"/>
    </style:style>
    <style:style style:name="P34" style:family="paragraph" style:parent-style-name="Standard">
      <style:text-properties style:font-name="Times New Roman" officeooo:rsid="00511563" officeooo:paragraph-rsid="00511563"/>
    </style:style>
    <style:style style:name="P35" style:family="paragraph" style:parent-style-name="Standard">
      <style:text-properties style:font-name="Times New Roman" officeooo:rsid="0051993f" officeooo:paragraph-rsid="0051993f"/>
    </style:style>
    <style:style style:name="P36" style:family="paragraph" style:parent-style-name="Standard">
      <style:text-properties style:font-name="Times New Roman" officeooo:rsid="0051993f" officeooo:paragraph-rsid="004b5cbd"/>
    </style:style>
    <style:style style:name="P37" style:family="paragraph" style:parent-style-name="Standard">
      <style:text-properties style:font-name="Times New Roman" officeooo:rsid="0054214a" officeooo:paragraph-rsid="0054214a"/>
    </style:style>
    <style:style style:name="P38" style:family="paragraph" style:parent-style-name="Standard">
      <style:text-properties style:font-name="Times New Roman" officeooo:rsid="0054909e" officeooo:paragraph-rsid="0054909e"/>
    </style:style>
    <style:style style:name="P39" style:family="paragraph" style:parent-style-name="Standard">
      <style:text-properties style:font-name="Times New Roman" officeooo:rsid="00556f02" officeooo:paragraph-rsid="00556f02"/>
    </style:style>
    <style:style style:name="P40" style:family="paragraph" style:parent-style-name="Standard">
      <style:text-properties style:font-name="Times New Roman" officeooo:rsid="0055c327" officeooo:paragraph-rsid="0055c327"/>
    </style:style>
    <style:style style:name="P41" style:family="paragraph" style:parent-style-name="Standard">
      <style:text-properties style:font-name="Times New Roman" officeooo:rsid="00567e9f" officeooo:paragraph-rsid="00567e9f"/>
    </style:style>
    <style:style style:name="P42" style:family="paragraph" style:parent-style-name="Standard">
      <style:text-properties style:font-name="Times New Roman" officeooo:rsid="0057f162" officeooo:paragraph-rsid="0057f162"/>
    </style:style>
    <style:style style:name="P43" style:family="paragraph" style:parent-style-name="Standard">
      <style:text-properties style:font-name="Times New Roman" officeooo:rsid="00584cab" officeooo:paragraph-rsid="00584cab"/>
    </style:style>
    <style:style style:name="P44" style:family="paragraph" style:parent-style-name="Standard">
      <style:text-properties style:font-name="Times New Roman" officeooo:rsid="005b8090" officeooo:paragraph-rsid="005b8090"/>
    </style:style>
    <style:style style:name="T1" style:family="text">
      <style:text-properties fo:font-size="11pt" fo:font-style="normal" fo:font-weight="normal" style:font-size-asian="11pt" style:font-style-asian="normal" style:font-weight-asian="normal"/>
    </style:style>
    <style:style style:name="T2" style:family="text">
      <style:text-properties fo:font-size="11pt" fo:font-style="normal" fo:font-weight="normal" officeooo:rsid="003c3410" style:font-size-asian="11pt" style:font-style-asian="normal" style:font-weight-asian="normal"/>
    </style:style>
    <style:style style:name="T3" style:family="text">
      <style:text-properties officeooo:rsid="003eecfd"/>
    </style:style>
    <style:style style:name="T4" style:family="text">
      <style:text-properties officeooo:rsid="00498412"/>
    </style:style>
    <style:style style:name="T5" style:family="text">
      <style:text-properties style:font-name="Courier New" fo:font-size="11pt" fo:font-style="normal" fo:font-weight="normal" style:font-size-asian="11pt" style:font-style-asian="normal" style:font-weight-asian="normal"/>
    </style:style>
    <style:style style:name="T6" style:family="text">
      <style:text-properties officeooo:rsid="00511563"/>
    </style:style>
    <style:style style:name="T7" style:family="text">
      <style:text-properties officeooo:rsid="0054909e"/>
    </style:style>
    <style:style style:name="T8" style:family="text">
      <style:text-properties officeooo:rsid="00556f02"/>
    </style:style>
    <style:style style:name="T9" style:family="text">
      <style:text-properties officeooo:rsid="00567e9f"/>
    </style:style>
    <style:style style:name="T10" style:family="text">
      <style:text-properties officeooo:rsid="0057f162"/>
    </style:style>
    <style:style style:name="T11" style:family="text">
      <style:text-properties officeooo:rsid="00584cab"/>
    </style:style>
    <style:style style:name="T12" style:family="text">
      <style:text-properties officeooo:rsid="005b8090"/>
    </style:style>
    <style:style style:name="T13" style:family="text">
      <style:text-properties officeooo:rsid="005cf2ab"/>
    </style:style>
    <style:style style:name="T14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15" style:family="text">
      <style:text-properties officeooo:rsid="0047015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HTÄVÄNANTO a)</text:p>
      <text:p text:style-name="P17"/>
      <text:p text:style-name="P18">Olkoon <draw:frame draw:style-name="fr1" draw:name="Objekti59" text:anchor-type="as-char" svg:y="-0.377cm" svg:width="0.901cm" svg:height="0.533cm" draw:z-index="0"><draw:object xlink:href="./Object 9" xlink:type="simple" xlink:show="embed" xlink:actuate="onLoad"/><draw:image xlink:href="./ObjectReplacements/Object 9" xlink:type="simple" xlink:show="embed" xlink:actuate="onLoad"/><svg:desc>kaava</svg:desc></draw:frame>positiivisten kokonaislukujen jono. </text:p>
      <text:p text:style-name="P17"/>
      <text:p text:style-name="P16">Todista, että jos<text:span text:style-name="T2"><draw:frame draw:style-name="fr1" draw:name="Objekti9" text:anchor-type="as-char" svg:y="-0.684cm" svg:width="2.272cm" svg:height="1.125cm" draw:z-index="1"><draw:object xlink:href="./Object 10" xlink:type="simple" xlink:show="embed" xlink:actuate="onLoad"/><draw:image xlink:href="./ObjectReplacements/Object 10" xlink:type="simple" xlink:show="embed" xlink:actuate="onLoad"/><svg:desc>kaava</svg:desc></draw:frame></text:span><text:span text:style-name="T2">, </text:span><text:span text:style-name="T1">niin</text:span><text:span text:style-name="T2"> </text:span><text:span text:style-name="T2"><draw:frame draw:style-name="fr1" draw:name="Objekti10" text:anchor-type="as-char" svg:y="-0.441cm" svg:width="1.489cm" svg:height="0.594cm" draw:z-index="57"><draw:object xlink:href="./Object 4" xlink:type="simple" xlink:show="embed" xlink:actuate="onLoad"/><draw:image xlink:href="./ObjectReplacements/Object 4" xlink:type="simple" xlink:show="embed" xlink:actuate="onLoad"/></draw:frame></text:span><text:span text:style-name="T2">.</text:span></text:p>
      <text:p text:style-name="P2"/>
      <text:p text:style-name="P23"/>
      <text:p text:style-name="P23"/>
      <text:p text:style-name="P24">Oletetaan, että <draw:frame draw:style-name="fr2" draw:name="Objekti111" text:anchor-type="as-char" svg:width="1.614cm" svg:height="1.125cm" draw:z-index="8"><draw:object xlink:href="./Object 111" xlink:type="simple" xlink:show="embed" xlink:actuate="onLoad"/><draw:image xlink:href="./ObjectReplacements/Object 111" xlink:type="simple" xlink:show="embed" xlink:actuate="onLoad"/><svg:desc>kaava</svg:desc></draw:frame>, kun <draw:frame draw:style-name="fr1" draw:name="Objekti112" text:anchor-type="as-char" svg:y="-0.377cm" svg:width="1.145cm" svg:height="0.467cm" draw:z-index="9"><draw:object xlink:href="./Object 112" xlink:type="simple" xlink:show="embed" xlink:actuate="onLoad"/><draw:image xlink:href="./ObjectReplacements/Object 112" xlink:type="simple" xlink:show="embed" xlink:actuate="onLoad"/></draw:frame>.</text:p>
      <text:p text:style-name="P24"/>
      <text:p text:style-name="P23">Merkitään tätä lukujonoa <draw:frame draw:style-name="fr1" draw:name="Objekti113" text:anchor-type="as-char" svg:y="-0.377cm" svg:width="1.044cm" svg:height="0.531cm" draw:z-index="17"><draw:object xlink:href="./Object 113" xlink:type="simple" xlink:show="embed" xlink:actuate="onLoad"/><draw:image xlink:href="./ObjectReplacements/Object 113" xlink:type="simple" xlink:show="embed" xlink:actuate="onLoad"/></draw:frame>jossa <draw:frame draw:style-name="fr1" draw:name="Objekti114" text:anchor-type="as-char" svg:y="-0.377cm" svg:width="1.272cm" svg:height="0.531cm" draw:z-index="18"><draw:object xlink:href="./Object 114" xlink:type="simple" xlink:show="embed" xlink:actuate="onLoad"/><draw:image xlink:href="./ObjectReplacements/Object 114" xlink:type="simple" xlink:show="embed" xlink:actuate="onLoad"/></draw:frame>.</text:p>
      <text:p text:style-name="P19"/>
      <text:p text:style-name="P24">Nyt <draw:frame draw:style-name="fr1" draw:name="Objekti115" text:anchor-type="as-char" svg:y="-0.377cm" svg:width="2.448cm" svg:height="0.531cm" draw:z-index="19"><draw:object xlink:href="./Object 115" xlink:type="simple" xlink:show="embed" xlink:actuate="onLoad"/><draw:image xlink:href="./ObjectReplacements/Object 115" xlink:type="simple" xlink:show="embed" xlink:actuate="onLoad"/></draw:frame>, jossa <draw:frame draw:style-name="fr1" draw:name="Objekti116" text:anchor-type="as-char" svg:y="-0.377cm" svg:width="1.362cm" svg:height="0.531cm" draw:z-index="20"><draw:object xlink:href="./Object 116" xlink:type="simple" xlink:show="embed" xlink:actuate="onLoad"/><draw:image xlink:href="./ObjectReplacements/Object 116" xlink:type="simple" xlink:show="embed" xlink:actuate="onLoad"/></draw:frame>, <text:s/>kun <draw:frame draw:style-name="fr1" draw:name="Objekti117" text:anchor-type="as-char" svg:y="-0.377cm" svg:width="1.145cm" svg:height="0.467cm" draw:z-index="22"><draw:object xlink:href="./Object 117" xlink:type="simple" xlink:show="embed" xlink:actuate="onLoad"/><draw:image xlink:href="./ObjectReplacements/Object 117" xlink:type="simple" xlink:show="embed" xlink:actuate="onLoad"/></draw:frame>.</text:p>
      <text:p text:style-name="P3"/>
      <text:p text:style-name="P25"/>
      <text:p text:style-name="P33"/>
      <text:p text:style-name="P43">VAIHE 1.</text:p>
      <text:p text:style-name="P33"/>
      <text:p text:style-name="P34">Tutkitaan lukujonon <draw:frame draw:style-name="fr1" draw:name="Objekti154" text:anchor-type="as-char" svg:y="-0.441cm" svg:width="1.159cm" svg:height="0.594cm" draw:z-index="24"><draw:object xlink:href="./Object 154" xlink:type="simple" xlink:show="embed" xlink:actuate="onLoad"/><draw:image xlink:href="./ObjectReplacements/Object 154" xlink:type="simple" xlink:show="embed" xlink:actuate="onLoad"/><svg:desc>kaava</svg:desc></draw:frame>jäseniä<text:span text:style-name="T15"><draw:frame draw:style-name="fr1" draw:name="Objekti118" text:anchor-type="as-char" svg:y="-0.439cm" svg:width="2.967cm" svg:height="0.594cm" draw:z-index="58"><draw:object xlink:href="./Object 118" xlink:type="simple" xlink:show="embed" xlink:actuate="onLoad"/><draw:image xlink:href="./ObjectReplacements/Object 118" xlink:type="simple" xlink:show="embed" xlink:actuate="onLoad"/></draw:frame></text:span><text:span text:style-name="T15">.</text:span></text:p>
      <text:p text:style-name="P25">Valitaan kynnys <text:span text:style-name="T4">k</text:span> siten, että kun <draw:frame draw:style-name="fr1" draw:name="Objekti119" text:anchor-type="as-char" svg:y="-0.377cm" svg:width="1.141cm" svg:height="0.469cm" draw:z-index="26"><draw:object xlink:href="./Object 119" xlink:type="simple" xlink:show="embed" xlink:actuate="onLoad"/><draw:image xlink:href="./ObjectReplacements/Object 119" xlink:type="simple" xlink:show="embed" xlink:actuate="onLoad"/></draw:frame><draw:frame draw:style-name="fr1" draw:name="Objekti120" text:anchor-type="as-char" svg:y="-0.395cm" svg:width="2.018cm" svg:height="0.774cm" draw:z-index="27"><draw:object xlink:href="./Object 120" xlink:type="simple" xlink:show="embed" xlink:actuate="onLoad"/><draw:image xlink:href="./ObjectReplacements/Object 120" xlink:type="simple" xlink:show="embed" xlink:actuate="onLoad"/></draw:frame>, <text:span text:style-name="T10">ja olkoon </text:span><text:span text:style-name="T10"><draw:frame draw:style-name="fr1" draw:name="Objekti156" text:anchor-type="as-char" svg:y="-0.395cm" svg:width="1.081cm" svg:height="0.774cm" draw:z-index="28"><draw:object xlink:href="./Object 156" xlink:type="simple" xlink:show="embed" xlink:actuate="onLoad"/><draw:image xlink:href="./ObjectReplacements/Object 156" xlink:type="simple" xlink:show="embed" xlink:actuate="onLoad"/></draw:frame></text:span><text:span text:style-name="T10">. Itseisarvolemmasta saadaan</text:span><draw:frame draw:style-name="fr1" draw:name="Objekti121" text:anchor-type="as-char" svg:y="-0.395cm" svg:width="2.969cm" svg:height="0.774cm" draw:z-index="59"><draw:object xlink:href="./Object 121" xlink:type="simple" xlink:show="embed" xlink:actuate="onLoad"/><draw:image xlink:href="./ObjectReplacements/Object 121" xlink:type="simple" xlink:show="embed" xlink:actuate="onLoad"/></draw:frame>.</text:p>
      <text:p text:style-name="P25"/>
      <text:p text:style-name="P28">Merkitään <draw:frame draw:style-name="fr1" draw:name="Objekti125" text:anchor-type="as-char" svg:y="-0.395cm" svg:width="1.82cm" svg:height="0.774cm" draw:z-index="29"><draw:object xlink:href="./Object 125" xlink:type="simple" xlink:show="embed" xlink:actuate="onLoad"/><draw:image xlink:href="./ObjectReplacements/Object 125" xlink:type="simple" xlink:show="embed" xlink:actuate="onLoad"/></draw:frame>ja <draw:frame draw:style-name="fr1" draw:name="Objekti126" text:anchor-type="as-char" svg:y="-0.395cm" svg:width="1.884cm" svg:height="0.774cm" draw:z-index="30"><draw:object xlink:href="./Object 126" xlink:type="simple" xlink:show="embed" xlink:actuate="onLoad"/><draw:image xlink:href="./ObjectReplacements/Object 126" xlink:type="simple" xlink:show="embed" xlink:actuate="onLoad"/></draw:frame><text:span text:style-name="T6">.</text:span></text:p>
      <text:p text:style-name="P25"/>
      <text:p text:style-name="P25">Nyt voidaan kirjoittaa <draw:frame draw:style-name="fr1" draw:name="Objekti122" text:anchor-type="as-char" svg:y="-0.441cm" svg:width="10.463cm" svg:height="0.594cm" draw:z-index="31"><draw:object xlink:href="./Object 122" xlink:type="simple" xlink:show="embed" xlink:actuate="onLoad"/><draw:image xlink:href="./ObjectReplacements/Object 122" xlink:type="simple" xlink:show="embed" xlink:actuate="onLoad"/><svg:desc>kaava</svg:desc></draw:frame>.</text:p>
      <text:p text:style-name="P27"/>
      <text:p text:style-name="P28"/>
      <text:p text:style-name="P35">Tiedetään, että <draw:frame draw:style-name="fr1" draw:name="Objekti155" text:anchor-type="as-char" svg:y="-0.439cm" svg:width="2.572cm" svg:height="0.594cm" draw:z-index="32"><draw:object xlink:href="./Object 155" xlink:type="simple" xlink:show="embed" xlink:actuate="onLoad"/><draw:image xlink:href="./ObjectReplacements/Object 155" xlink:type="simple" xlink:show="embed" xlink:actuate="onLoad"/></draw:frame>.</text:p>
      <text:p text:style-name="P4"/>
      <text:p text:style-name="P28"/>
      <text:p text:style-name="P26"/>
      <text:p text:style-name="P20"><text:span text:style-name="T4">Nyt</text:span><text:span text:style-name="T4"><draw:frame draw:style-name="fr1" draw:name="Objekti127" text:anchor-type="as-char" svg:y="-0.487cm" svg:width="5.475cm" svg:height="0.64cm" draw:z-index="33"><draw:object xlink:href="./Object 123" xlink:type="simple" xlink:show="embed" xlink:actuate="onLoad"/><draw:image xlink:href="./ObjectReplacements/Object 123" xlink:type="simple" xlink:show="embed" xlink:actuate="onLoad"/></draw:frame></text:span><text:span text:style-name="T4">, joten</text:span></text:p>
      <text:p text:style-name="P20"/>
      <text:p text:style-name="P30"/>
      <text:p text:style-name="P20"/>
      <text:p text:style-name="P30"><draw:frame draw:style-name="fr1" draw:name="Objekti124" text:anchor-type="as-char" svg:y="-0.487cm" svg:width="7.842cm" svg:height="0.64cm" draw:z-index="34"><draw:object xlink:href="./Object 127" xlink:type="simple" xlink:show="embed" xlink:actuate="onLoad"/><draw:image xlink:href="./ObjectReplacements/Object 127" xlink:type="simple" xlink:show="embed" xlink:actuate="onLoad"/></draw:frame>.</text:p>
      <text:p text:style-name="P20"/>
      <text:p text:style-name="P6"/>
      <text:p text:style-name="P43"/>
      <text:p text:style-name="P20"/>
      <text:p text:style-name="P20"/>
      <text:p text:style-name="P43">VAIHE 2</text:p>
      <text:p text:style-name="P19"/>
      <text:p text:style-name="P31">Osoitetaan seuraavaksi,että: <draw:frame draw:style-name="fr1" draw:name="Objekti129" text:anchor-type="as-char" svg:y="-0.487cm" svg:width="3.801cm" svg:height="0.64cm" draw:z-index="35"><draw:object xlink:href="./Object 1" xlink:type="simple" xlink:show="embed" xlink:actuate="onLoad"/><draw:image xlink:href="./ObjectReplacements/Object 1" xlink:type="simple" xlink:show="embed" xlink:actuate="onLoad"/></draw:frame>ja <text:span text:style-name="T5"><draw:frame draw:style-name="fr1" draw:name="Objekti130" text:anchor-type="as-char" svg:y="-0.487cm" svg:width="4.053cm" svg:height="0.64cm" draw:z-index="36"><draw:object xlink:href="./Object 3" xlink:type="simple" xlink:show="embed" xlink:actuate="onLoad"/><draw:image xlink:href="./ObjectReplacements/Object 3" xlink:type="simple" xlink:show="embed" xlink:actuate="onLoad"/></draw:frame></text:span><text:span text:style-name="T14">,</text:span></text:p>
      <text:p text:style-name="P44"><text:soft-page-break/><text:span text:style-name="T13">Merkitään</text:span><text:span text:style-name="T13"><draw:frame draw:style-name="fr1" draw:name="Objekti128" text:anchor-type="as-char" svg:y="-0.783cm" svg:width="9.636cm" svg:height="1.272cm" draw:z-index="37"><draw:object xlink:href="./Object 128" xlink:type="simple" xlink:show="embed" xlink:actuate="onLoad"/><draw:image xlink:href="./ObjectReplacements/Object 128" xlink:type="simple" xlink:show="embed" xlink:actuate="onLoad"/></draw:frame></text:span><text:span text:style-name="T13">,</text:span></text:p>
      <text:p text:style-name="P29"/>
      <text:p text:style-name="P37"><text:span text:style-name="T7">jolloin saadaan</text:span><draw:frame draw:style-name="fr1" draw:name="Objekti140" text:anchor-type="as-char" svg:y="-0.487cm" svg:width="4.314cm" svg:height="0.64cm" draw:z-index="38"><draw:object xlink:href="./Object 140" xlink:type="simple" xlink:show="embed" xlink:actuate="onLoad"/><draw:image xlink:href="./ObjectReplacements/Object 140" xlink:type="simple" xlink:show="embed" xlink:actuate="onLoad"/></draw:frame>, <text:span text:style-name="T7">missä q on (k:n valinnasta riippuva) vakio.</text:span></text:p>
      <text:p text:style-name="P37"/>
      <text:p text:style-name="P38">Nyt pidetään tunnettuna, että positiivisen vakion n:s juuri suppenee kohti lukua yksi. Vakiojono myös suppenee tunnetusti kohti vakiota itseään. Siis nyt voimme käyttää raja-arvotietojen nojalla lausetta, minkä mukaan tulon raja-arvo on raja-arvojen tulo. Siis n:n kasvaessa rajatta,<draw:frame draw:style-name="fr1" draw:name="Objekti132" text:anchor-type="as-char" svg:y="-0.457cm" svg:width="1.757cm" svg:height="0.547cm" draw:z-index="39"><draw:object xlink:href="./Object 132" xlink:type="simple" xlink:show="embed" xlink:actuate="onLoad"/><draw:image xlink:href="./ObjectReplacements/Object 132" xlink:type="simple" xlink:show="embed" xlink:actuate="onLoad"/></draw:frame>.</text:p>
      <text:p text:style-name="P38"/>
      <text:p text:style-name="P44">Siis<text:span text:style-name="T8"><draw:frame draw:style-name="fr1" draw:name="Objekti134" text:anchor-type="as-char" svg:y="-0.487cm" svg:width="5.098cm" svg:height="0.866cm" draw:z-index="40"><draw:object xlink:href="./Object 134" xlink:type="simple" xlink:show="embed" xlink:actuate="onLoad"/><draw:image xlink:href="./ObjectReplacements/Object 134" xlink:type="simple" xlink:show="embed" xlink:actuate="onLoad"/></draw:frame></text:span><text:span text:style-name="T8">.</text:span></text:p>
      <text:p text:style-name="P38"/>
      <text:p text:style-name="P38">Vastaavalla tavalla saadaan osoitettua, että</text:p>
      <text:p text:style-name="P38"/>
      <text:p text:style-name="P38"><draw:frame draw:style-name="fr1" draw:name="Objekti133" text:anchor-type="as-char" svg:y="-0.487cm" svg:width="5.286cm" svg:height="0.866cm" draw:z-index="41"><draw:object xlink:href="./Object 133" xlink:type="simple" xlink:show="embed" xlink:actuate="onLoad"/><draw:image xlink:href="./ObjectReplacements/Object 133" xlink:type="simple" xlink:show="embed" xlink:actuate="onLoad"/><svg:desc>kaava</svg:desc></draw:frame>.</text:p>
      <text:p text:style-name="P31"/>
      <text:p text:style-name="P5"/>
      <text:p text:style-name="P31"/>
      <text:p text:style-name="P32"/>
      <text:p text:style-name="P43">VARSINAINEN TODISTUS</text:p>
      <text:p text:style-name="P39"/>
      <text:p text:style-name="P39"/>
      <text:p text:style-name="P39">Olkoon <draw:frame draw:style-name="fr1" draw:name="Objekti135" text:anchor-type="as-char" svg:y="-0.215cm" svg:width="0.385cm" svg:height="0.243cm" draw:z-index="42"><draw:object xlink:href="./Object 135" xlink:type="simple" xlink:show="embed" xlink:actuate="onLoad"/><draw:image xlink:href="./ObjectReplacements/Object 135" xlink:type="simple" xlink:show="embed" xlink:actuate="onLoad"/></draw:frame>jokin positiivinen luku. <text:span text:style-name="T11">V</text:span>alitaan <draw:frame draw:style-name="fr1" draw:name="Objekti137" text:anchor-type="as-char" svg:y="-0.377cm" svg:width="0.445cm" svg:height="0.469cm" draw:z-index="43"><draw:object xlink:href="./Object 137" xlink:type="simple" xlink:show="embed" xlink:actuate="onLoad"/><draw:image xlink:href="./ObjectReplacements/Object 137" xlink:type="simple" xlink:show="embed" xlink:actuate="onLoad"/></draw:frame> siten, <text:span text:style-name="T11">että</text:span> kaikilla <draw:frame draw:style-name="fr1" draw:name="Objekti136" text:anchor-type="as-char" svg:y="-0.395cm" svg:width="2.947cm" svg:height="0.774cm" draw:z-index="44"><draw:object xlink:href="./Object 136" xlink:type="simple" xlink:show="embed" xlink:actuate="onLoad"/><draw:image xlink:href="./ObjectReplacements/Object 136" xlink:type="simple" xlink:show="embed" xlink:actuate="onLoad"/></draw:frame></text:p>
      <text:p text:style-name="P39"><text:span text:style-name="T9">Merkitään</text:span><draw:frame draw:style-name="fr1" draw:name="Objekti151" text:anchor-type="as-char" svg:y="-0.395cm" svg:width="1.82cm" svg:height="0.774cm" draw:z-index="45"><draw:object xlink:href="./Object 151" xlink:type="simple" xlink:show="embed" xlink:actuate="onLoad"/><draw:image xlink:href="./ObjectReplacements/Object 151" xlink:type="simple" xlink:show="embed" xlink:actuate="onLoad"/></draw:frame><text:span text:style-name="T9">ja </text:span><text:span text:style-name="T9"><draw:frame draw:style-name="fr1" draw:name="Objekti152" text:anchor-type="as-char" svg:y="-0.395cm" svg:width="1.884cm" svg:height="0.774cm" draw:z-index="46"><draw:object xlink:href="./Object 152" xlink:type="simple" xlink:show="embed" xlink:actuate="onLoad"/><draw:image xlink:href="./ObjectReplacements/Object 152" xlink:type="simple" xlink:show="embed" xlink:actuate="onLoad"/></draw:frame></text:span></text:p>
      <text:p text:style-name="P39"/>
      <text:p text:style-name="P42">Saadaan minoroivien ja majoroivien lukujonojen avulla arvio:</text:p>
      <text:p text:style-name="P42"/>
      <text:p text:style-name="P42"><draw:frame draw:style-name="fr1" draw:name="Objekti153" text:anchor-type="as-char" svg:y="-0.487cm" svg:width="7.214cm" svg:height="0.64cm" draw:z-index="47"><draw:object xlink:href="./Object 153" xlink:type="simple" xlink:show="embed" xlink:actuate="onLoad"/><draw:image xlink:href="./ObjectReplacements/Object 153" xlink:type="simple" xlink:show="embed" xlink:actuate="onLoad"/></draw:frame></text:p>
      <text:p text:style-name="P42"/>
      <text:p text:style-name="P39"/>
      <text:p text:style-name="P39">Nyt valitaan <draw:frame draw:style-name="fr1" draw:name="Objekti138" text:anchor-type="as-char" svg:y="-0.377cm" svg:width="1.097cm" svg:height="0.469cm" draw:z-index="48"><draw:object xlink:href="./Object 138" xlink:type="simple" xlink:show="embed" xlink:actuate="onLoad"/><draw:image xlink:href="./ObjectReplacements/Object 138" xlink:type="simple" xlink:show="embed" xlink:actuate="onLoad"/></draw:frame>siten, että kun <draw:frame draw:style-name="fr1" draw:name="Objekti141" text:anchor-type="as-char" svg:y="-0.377cm" svg:width="1.258cm" svg:height="0.469cm" draw:z-index="49"><draw:object xlink:href="./Object 141" xlink:type="simple" xlink:show="embed" xlink:actuate="onLoad"/><draw:image xlink:href="./ObjectReplacements/Object 141" xlink:type="simple" xlink:show="embed" xlink:actuate="onLoad"/></draw:frame></text:p>
      <text:p text:style-name="P39"/>
      <text:p text:style-name="P36"><draw:frame draw:style-name="fr1" draw:name="Objekti142" text:anchor-type="as-char" svg:y="-0.487cm" svg:width="4.568cm" svg:height="0.863cm" draw:z-index="50"><draw:object xlink:href="./Object 142" xlink:type="simple" xlink:show="embed" xlink:actuate="onLoad"/><draw:image xlink:href="./ObjectReplacements/Object 142" xlink:type="simple" xlink:show="embed" xlink:actuate="onLoad"/></draw:frame>, <text:span text:style-name="T12">mistä seuraa</text:span> <draw:frame draw:style-name="fr1" draw:name="Objekti144" text:anchor-type="as-char" svg:y="-0.487cm" svg:width="7.803cm" svg:height="0.866cm" draw:z-index="51"><draw:object xlink:href="./Object 144" xlink:type="simple" xlink:show="embed" xlink:actuate="onLoad"/><draw:image xlink:href="./ObjectReplacements/Object 144" xlink:type="simple" xlink:show="embed" xlink:actuate="onLoad"/></draw:frame><text:span text:style-name="T12">ja</text:span></text:p>
      <text:p text:style-name="P40"/>
      <text:p text:style-name="P40"/>
      <text:p text:style-name="P34"><draw:frame draw:style-name="fr1" draw:name="Objekti145" text:anchor-type="as-char" svg:y="-0.487cm" svg:width="4.858cm" svg:height="0.866cm" draw:z-index="52"><draw:object xlink:href="./Object 145" xlink:type="simple" xlink:show="embed" xlink:actuate="onLoad"/><draw:image xlink:href="./ObjectReplacements/Object 145" xlink:type="simple" xlink:show="embed" xlink:actuate="onLoad"/><svg:desc>kaava</svg:desc></draw:frame>, <text:span text:style-name="T12">mistä seuraa</text:span><draw:frame draw:style-name="fr1" draw:name="Objekti147" text:anchor-type="as-char" svg:y="-0.483cm" svg:width="7.59cm" svg:height="0.863cm" draw:z-index="53"><draw:object xlink:href="./Object 147" xlink:type="simple" xlink:show="embed" xlink:actuate="onLoad"/><draw:image xlink:href="./ObjectReplacements/Object 147" xlink:type="simple" xlink:show="embed" xlink:actuate="onLoad"/></draw:frame>.</text:p>
      <text:p text:style-name="P34"/>
      <text:p text:style-name="P41">Olkoon<draw:frame draw:style-name="fr1" draw:name="Objekti1" text:anchor-type="as-char" svg:y="-0.377cm" svg:width="1.083cm" svg:height="0.467cm" draw:z-index="54"><draw:object xlink:href="./Object 2" xlink:type="simple" xlink:show="embed" xlink:actuate="onLoad"/><draw:image xlink:href="./ObjectReplacements/Object 2" xlink:type="simple" xlink:show="embed" xlink:actuate="onLoad"/></draw:frame>.</text:p>
      <text:p text:style-name="P34"/>
      <text:p text:style-name="P40"><text:span text:style-name="T12">Tällöin</text:span><draw:frame draw:style-name="fr1" draw:name="Objekti148" text:anchor-type="as-char" svg:y="-0.487cm" svg:width="9.359cm" svg:height="0.64cm" draw:z-index="55"><draw:object xlink:href="./Object 148" xlink:type="simple" xlink:show="embed" xlink:actuate="onLoad"/><draw:image xlink:href="./ObjectReplacements/Object 148" xlink:type="simple" xlink:show="embed" xlink:actuate="onLoad"/></draw:frame></text:p>
      <text:p text:style-name="P40"/>
      <text:p text:style-name="P40">Jätetään minoroiva ja majoroiva lukujono välistä pois ja käytetään itseisarvolemmaa:</text:p>
      <text:p text:style-name="P40"/>
      <text:p text:style-name="P40"><draw:frame draw:style-name="fr1" draw:name="Objekti149" text:anchor-type="as-char" svg:y="-0.457cm" svg:width="2.023cm" svg:height="0.563cm" draw:z-index="56"><draw:object xlink:href="./Object 149" xlink:type="simple" xlink:show="embed" xlink:actuate="onLoad"/><draw:image xlink:href="./ObjectReplacements/Object 149" xlink:type="simple" xlink:show="embed" xlink:actuate="onLoad"/></draw:frame>.</text:p>
      <text:p text:style-name="P40"/>
      <text:p text:style-name="P42">Nyt määritelmän perusteella kyseisen lukujonon raja-arvo on siis L.</text:p>
      <text:p text:style-name="P19"/>
      <text:p text:style-name="P19"><text:soft-page-break/></text:p>
      <text:p text:style-name="P7"/>
      <text:p text:style-name="P43"/>
      <text:p text:style-name="P19"/>
      <text:p text:style-name="P19"/>
      <text:p text:style-name="P9"/>
      <text:p text:style-name="P15">TEHTÄVÄNANTO b)</text:p>
      <text:p text:style-name="P15"/>
      <text:p text:style-name="P12"/>
      <text:p text:style-name="P12"/>
      <text:p text:style-name="P12">Osoita, että yleisesti ei päde:</text:p>
      <text:p text:style-name="P12"/>
      <text:p text:style-name="P12">Jos<draw:frame draw:style-name="fr1" draw:name="Objekti12" text:anchor-type="as-char" svg:y="-0.441cm" svg:width="1.489cm" svg:height="0.594cm" draw:z-index="2"><draw:object xlink:href="./Object 13" xlink:type="simple" xlink:show="embed" xlink:actuate="onLoad"/><draw:image xlink:href="./ObjectReplacements/Object 13" xlink:type="simple" xlink:show="embed" xlink:actuate="onLoad"/><svg:desc>kaava</svg:desc></draw:frame>, niin<draw:frame draw:style-name="fr1" draw:name="Objekti13" text:anchor-type="as-char" svg:y="-0.684cm" svg:width="1.614cm" svg:height="1.125cm" draw:z-index="3"><draw:object xlink:href="./Object 14" xlink:type="simple" xlink:show="embed" xlink:actuate="onLoad"/><draw:image xlink:href="./ObjectReplacements/Object 14" xlink:type="simple" xlink:show="embed" xlink:actuate="onLoad"/><svg:desc>kaava</svg:desc></draw:frame>.</text:p>
      <text:p text:style-name="P8"/>
      <text:p text:style-name="P1"/>
      <text:p text:style-name="P10"/>
      <text:p text:style-name="P10">Olkoon <draw:frame draw:style-name="fr1" draw:name="Objekti14" text:anchor-type="as-char" svg:y="-0.377cm" svg:width="0.9cm" svg:height="0.531cm" draw:z-index="4"><draw:object xlink:href="./Object 16" xlink:type="simple" xlink:show="embed" xlink:actuate="onLoad"/><draw:image xlink:href="./ObjectReplacements/Object 16" xlink:type="simple" xlink:show="embed" xlink:actuate="onLoad"/></draw:frame>lukujono, jossa <draw:frame draw:style-name="fr1" draw:name="Objekti16" text:anchor-type="as-char" svg:y="-0.377cm" svg:width="1.141cm" svg:height="0.531cm" draw:z-index="5"><draw:object xlink:href="./Object 17" xlink:type="simple" xlink:show="embed" xlink:actuate="onLoad"/><draw:image xlink:href="./ObjectReplacements/Object 17" xlink:type="simple" xlink:show="embed" xlink:actuate="onLoad"/></draw:frame>, kun n on pariton ja <draw:frame draw:style-name="fr1" draw:name="Objekti17" text:anchor-type="as-char" svg:y="-0.377cm" svg:width="1.36cm" svg:height="0.531cm" draw:z-index="6"><draw:object xlink:href="./Object 18" xlink:type="simple" xlink:show="embed" xlink:actuate="onLoad"/><draw:image xlink:href="./ObjectReplacements/Object 18" xlink:type="simple" xlink:show="embed" xlink:actuate="onLoad"/></draw:frame>kun n on parillinen.</text:p>
      <text:p text:style-name="P10"/>
      <text:p text:style-name="P11"><text:span text:style-name="T3">O</text:span>lkoon <draw:frame draw:style-name="fr1" draw:name="Objekti19" text:anchor-type="as-char" svg:y="-0.621cm" svg:width="2.722cm" svg:height="1.064cm" draw:z-index="14"><draw:object xlink:href="./Object 20" xlink:type="simple" xlink:show="embed" xlink:actuate="onLoad"/><draw:image xlink:href="./ObjectReplacements/Object 20" xlink:type="simple" xlink:show="embed" xlink:actuate="onLoad"/></draw:frame>, <text:span text:style-name="T3">jossa </text:span><text:span text:style-name="T3"><draw:frame draw:style-name="fr1" draw:name="Objekti20" text:anchor-type="as-char" svg:y="-0.377cm" svg:width="0.9cm" svg:height="0.467cm" draw:z-index="21"><draw:object xlink:href="./Object 21" xlink:type="simple" xlink:show="embed" xlink:actuate="onLoad"/><draw:image xlink:href="./ObjectReplacements/Object 21" xlink:type="simple" xlink:show="embed" xlink:actuate="onLoad"/></draw:frame></text:span> kun <draw:frame draw:style-name="fr1" draw:name="Objekti18" text:anchor-type="as-char" svg:y="-0.377cm" svg:width="0.967cm" svg:height="0.467cm" draw:z-index="7"><draw:object xlink:href="./Object 19" xlink:type="simple" xlink:show="embed" xlink:actuate="onLoad"/><draw:image xlink:href="./ObjectReplacements/Object 19" xlink:type="simple" xlink:show="embed" xlink:actuate="onLoad"/></draw:frame>, </text:p>
      <text:p text:style-name="P11"/>
      <text:p text:style-name="P11"><draw:frame draw:style-name="fr1" draw:name="Objekti21" text:anchor-type="as-char" svg:y="-0.81cm" svg:width="13.497cm" svg:height="0.963cm" draw:z-index="10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><draw:frame draw:style-name="fr1" draw:name="Objekti110" text:anchor-type="as-char" svg:y="-0.377cm" svg:width="0.201cm" svg:height="0.467cm" draw:z-index="2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1"/>
      <text:p text:style-name="P13">Eli <draw:frame draw:style-name="fr1" draw:name="Objekti44" text:anchor-type="as-char" svg:y="-0.441cm" svg:width="1.423cm" svg:height="0.594cm" draw:z-index="11"><draw:object xlink:href="./Object 45" xlink:type="simple" xlink:show="embed" xlink:actuate="onLoad"/><draw:image xlink:href="./ObjectReplacements/Object 45" xlink:type="simple" xlink:show="embed" xlink:actuate="onLoad"/><svg:desc>kaava</svg:desc></draw:frame></text:p>
      <text:p text:style-name="P13"/>
      <text:p text:style-name="P13">Kuitenkin <draw:frame draw:style-name="fr1" draw:name="Objekti45" text:anchor-type="as-char" svg:y="-0.684cm" svg:width="0.961cm" svg:height="1.125cm" draw:z-index="12"><draw:object xlink:href="./Object 46" xlink:type="simple" xlink:show="embed" xlink:actuate="onLoad"/><draw:image xlink:href="./ObjectReplacements/Object 46" xlink:type="simple" xlink:show="embed" xlink:actuate="onLoad"/><svg:desc>kaava</svg:desc></draw:frame>on vuoroin <draw:frame draw:style-name="fr1" draw:name="Objekti47" text:anchor-type="as-char" svg:y="-0.377cm" svg:width="0.63cm" svg:height="0.467cm" draw:z-index="23"><draw:object xlink:href="./Object 48" xlink:type="simple" xlink:show="embed" xlink:actuate="onLoad"/><draw:image xlink:href="./ObjectReplacements/Object 48" xlink:type="simple" xlink:show="embed" xlink:actuate="onLoad"/></draw:frame>ja vuoroin <draw:frame draw:style-name="fr1" draw:name="Objekti46" text:anchor-type="as-char" svg:y="-0.619cm" svg:width="0.713cm" svg:height="0.998cm" draw:z-index="13"><draw:object xlink:href="./Object 47" xlink:type="simple" xlink:show="embed" xlink:actuate="onLoad"/><draw:image xlink:href="./ObjectReplacements/Object 47" xlink:type="simple" xlink:show="embed" xlink:actuate="onLoad"/></draw:frame>.</text:p>
      <text:p text:style-name="P13"/>
      <text:p text:style-name="P13">=&gt; <text:s/><draw:frame draw:style-name="fr1" draw:name="Objekti48" text:anchor-type="as-char" svg:y="-0.684cm" svg:width="2.616cm" svg:height="1.125cm" draw:z-index="15"><draw:object xlink:href="./Object 49" xlink:type="simple" xlink:show="embed" xlink:actuate="onLoad"/><draw:image xlink:href="./ObjectReplacements/Object 49" xlink:type="simple" xlink:show="embed" xlink:actuate="onLoad"/><svg:desc>kaava</svg:desc></draw:frame>millä tahansa n.</text:p>
      <text:p text:style-name="P13"/>
      <text:p text:style-name="P13">Siis <draw:frame draw:style-name="fr1" draw:name="Objekti49" text:anchor-type="as-char" svg:y="-0.684cm" svg:width="0.961cm" svg:height="1.125cm" draw:z-index="16"><draw:object xlink:href="./Object 59" xlink:type="simple" xlink:show="embed" xlink:actuate="onLoad"/><draw:image xlink:href="./ObjectReplacements/Object 59" xlink:type="simple" xlink:show="embed" xlink:actuate="onLoad"/><svg:desc>kaava</svg:desc></draw:frame>hajaantuu, eikä suppene kohti lukua 1.</text:p>
      <text:p text:style-name="P13"/>
      <text:p text:style-name="P14"><text:span text:style-name="T11">Riippuvuussuhde tähän suuntaan</text:span> ei siis päde yleisesti.</text:p>
      <text:p text:style-name="P14"/>
      <text:p text:style-name="P14"/>
      <text:p text:style-name="P13"/>
      <text:p text:style-name="P1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4:08:22.059000000</meta:creation-date>
    <dc:date>2015-04-03T14:14:29.077000000</dc:date>
    <meta:editing-duration>P6DT7H50M14S</meta:editing-duration>
    <meta:editing-cycles>20</meta:editing-cycles>
    <meta:generator>LibreOffice/4.1.4.2$Windows_x86 LibreOffice_project/0a0440ccc0227ad9829de5f46be37cfb6edcf72</meta:generator>
    <meta:document-statistic meta:table-count="0" meta:image-count="0" meta:object-count="60" meta:page-count="3" meta:paragraph-count="47" meta:word-count="221" meta:character-count="1458" meta:non-whitespace-character-count="1271"/>
  </office:meta>
</office:document-meta>
</file>

<file path=Object 1/content.xml><?xml version="1.0" encoding="utf-8"?>
<math xmlns="http://www.w3.org/1998/Math/MathML">
  <semantics>
    <mrow>
      <mroot>
        <mrow>
          <msub>
            <mi>b</mi>
            <mn>1</mn>
          </msub>
          <msub>
            <mi>b</mi>
            <mn>2</mn>
          </msub>
          <mn>...</mn>
          <msub>
            <mi>b</mi>
            <mi>k</mi>
          </msub>
        </mrow>
        <mrow>
          <mi>n</mi>
        </mrow>
      </mroot>
      <mrow>
        <mroot>
          <mrow>
            <msup>
              <mrow>
                <mi>m</mi>
              </mrow>
              <mrow>
                <mrow>
                  <mi>n</mi>
                  <mo stretchy="false">−</mo>
                  <mi>k</mi>
                </mrow>
              </mrow>
            </msup>
          </mrow>
          <mrow>
            <mi>n</mi>
          </mrow>
        </mroot>
        <mo stretchy="false">→</mo>
        <mi>m</mi>
      </mrow>
    </mrow>
    <annotation encoding="StarMath 5.0"> nroot {n} {b_1 b_2 ... b_k} nroot {n} {{m}^{n-k}} toward m</annotation>
  </semantics>
</math>
</file>

<file path=Object 10/content.xml><?xml version="1.0" encoding="utf-8"?>
<math xmlns="http://www.w3.org/1998/Math/MathML">
  <semantics>
    <mrow>
      <mrow>
        <mrow>
          <mfrac>
            <msub>
              <mi>a</mi>
              <mrow>
                <mrow>
                  <mi>n</mi>
                  <mo stretchy="false">+</mo>
                  <mn>1</mn>
                </mrow>
              </mrow>
            </msub>
            <msub>
              <mi>a</mi>
              <mi>n</mi>
            </msub>
          </mfrac>
          <mo stretchy="false">→</mo>
          <mi>L</mi>
        </mrow>
        <mo stretchy="false">∈</mo>
        <mo stretchy="false">ℝ</mo>
      </mrow>
    </mrow>
    <annotation encoding="StarMath 5.0">a_{n+1} over a_n toward L in setR </annotation>
  </semantics>
</math>
</file>

<file path=Object 110/content.xml><?xml version="1.0" encoding="utf-8"?>
<math xmlns="http://www.w3.org/1998/Math/MathML">
  <mrow/>
</math>
</file>

<file path=Object 111/content.xml><?xml version="1.0" encoding="utf-8"?>
<math xmlns="http://www.w3.org/1998/Math/MathML">
  <semantics>
    <mrow>
      <mrow>
        <mfrac>
          <msub>
            <mi>a</mi>
            <mrow>
              <mrow>
                <mi>n</mi>
                <mo stretchy="false">+</mo>
                <mn>1</mn>
              </mrow>
            </mrow>
          </msub>
          <msub>
            <mi>a</mi>
            <mi>n</mi>
          </msub>
        </mfrac>
        <mo stretchy="false">→</mo>
        <mi>L</mi>
      </mrow>
    </mrow>
    <annotation encoding="StarMath 5.0">a_{n+1} over a_n toward L</annotation>
  </semantics>
</math>
</file>

<file path=Object 112/content.xml><?xml version="1.0" encoding="utf-8"?>
<math xmlns="http://www.w3.org/1998/Math/MathML">
  <semantics>
    <mrow>
      <mi>n</mi>
      <mo stretchy="false">→</mo>
      <mo stretchy="false">∞</mo>
    </mrow>
    <annotation encoding="StarMath 5.0">n rightarrow infinity </annotation>
  </semantics>
</math>
</file>

<file path=Object 113/content.xml><?xml version="1.0" encoding="utf-8"?>
<math xmlns="http://www.w3.org/1998/Math/MathML">
  <semantics>
    <mrow>
      <mrow>
        <mo stretchy="false">(</mo>
        <mrow>
          <msub>
            <mi>b</mi>
            <mi>n</mi>
          </msub>
        </mrow>
        <mo stretchy="false">)</mo>
      </mrow>
      <mi>,</mi>
    </mrow>
    <annotation encoding="StarMath 5.0">(b_n), </annotation>
  </semantics>
</math>
</file>

<file path=Object 114/content.xml><?xml version="1.0" encoding="utf-8"?>
<math xmlns="http://www.w3.org/1998/Math/MathML">
  <semantics>
    <mrow>
      <mrow>
        <msub>
          <mi>b</mi>
          <mn>1</mn>
        </msub>
        <mo stretchy="false">=</mo>
        <msub>
          <mi>a</mi>
          <mn>1</mn>
        </msub>
      </mrow>
    </mrow>
    <annotation encoding="StarMath 5.0">b_1=a_1</annotation>
  </semantics>
</math>
</file>

<file path=Object 115/content.xml><?xml version="1.0" encoding="utf-8"?>
<math xmlns="http://www.w3.org/1998/Math/MathML">
  <semantics>
    <mrow>
      <mrow>
        <msub>
          <mi>a</mi>
          <mi>n</mi>
        </msub>
        <mo stretchy="false">=</mo>
        <msub>
          <mi>b</mi>
          <mn>1</mn>
        </msub>
      </mrow>
      <msub>
        <mi>b</mi>
        <mn>2</mn>
      </msub>
      <mn>...</mn>
      <msub>
        <mi>b</mi>
        <mi>n</mi>
      </msub>
    </mrow>
    <annotation encoding="StarMath 5.0">a_n=b_1 b_2 ...b_n</annotation>
  </semantics>
</math>
</file>

<file path=Object 116/content.xml><?xml version="1.0" encoding="utf-8"?>
<math xmlns="http://www.w3.org/1998/Math/MathML">
  <semantics>
    <mrow>
      <mrow>
        <msub>
          <mi>b</mi>
          <mi>n</mi>
        </msub>
        <mo stretchy="false">→</mo>
        <mi>L</mi>
      </mrow>
      <mn>.</mn>
    </mrow>
    <annotation encoding="StarMath 5.0">b_n toward L .</annotation>
  </semantics>
</math>
</file>

<file path=Object 117/content.xml><?xml version="1.0" encoding="utf-8"?>
<math xmlns="http://www.w3.org/1998/Math/MathML">
  <semantics>
    <mrow>
      <mi>n</mi>
      <mo stretchy="false">→</mo>
      <mo stretchy="false">∞</mo>
    </mrow>
    <annotation encoding="StarMath 5.0">n rightarrow infinity </annotation>
  </semantics>
</math>
</file>

<file path=Object 118/content.xml><?xml version="1.0" encoding="utf-8"?>
<math xmlns="http://www.w3.org/1998/Math/MathML">
  <semantics>
    <mrow>
      <mrow>
        <mroot>
          <mrow>
            <msub>
              <mi>a</mi>
              <mi>n</mi>
            </msub>
          </mrow>
          <mrow>
            <mi>n</mi>
          </mrow>
        </mroot>
        <mo stretchy="false">=</mo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i>n</mi>
            </msub>
          </mrow>
          <mrow>
            <mi>n</mi>
          </mrow>
        </mroot>
      </mrow>
    </mrow>
    <annotation encoding="StarMath 5.0">nroot{n}{a_n} = nroot{n}{b_1 b_2 ...b_n} </annotation>
  </semantics>
</math>
</file>

<file path=Object 119/content.xml><?xml version="1.0" encoding="utf-8"?>
<math xmlns="http://www.w3.org/1998/Math/MathML">
  <semantics>
    <mrow>
      <mrow>
        <mi>n</mi>
        <mo stretchy="false">&gt;</mo>
        <mi>k</mi>
      </mrow>
      <mi>,</mi>
    </mrow>
    <annotation encoding="StarMath 5.0">n &gt; k, </annotation>
  </semantics>
</math>
</file>

<file path=Object 120/content.xml><?xml version="1.0" encoding="utf-8"?>
<math xmlns="http://www.w3.org/1998/Math/MathML">
  <semantics>
    <mrow>
      <mrow>
        <mrow>
          <mo stretchy="false">∣</mo>
          <mrow>
            <mrow>
              <msub>
                <mi>b</mi>
                <mi>n</mi>
              </msub>
              <mo stretchy="false">−</mo>
              <mi>L</mi>
            </mrow>
          </mrow>
          <mo stretchy="false">∣</mo>
        </mrow>
        <mo stretchy="false">&lt;</mo>
        <mfrac>
          <mo stretchy="false">ε</mo>
          <mn>2</mn>
        </mfrac>
      </mrow>
    </mrow>
    <annotation encoding="StarMath 5.0">lline b_n-L rline&lt; %varepsilon over 2</annotation>
  </semantics>
</math>
</file>

<file path=Object 121/content.xml><?xml version="1.0" encoding="utf-8"?>
<math xmlns="http://www.w3.org/1998/Math/MathML">
  <semantics>
    <mrow>
      <mrow>
        <mrow>
          <mrow>
            <mi>L</mi>
            <mo stretchy="false">−</mo>
            <mfrac>
              <mo stretchy="false">ε</mo>
              <mn>2</mn>
            </mfrac>
          </mrow>
          <mo stretchy="false">&lt;</mo>
          <msub>
            <mi>b</mi>
            <mi>n</mi>
          </msub>
        </mrow>
        <mo stretchy="false">&lt;</mo>
        <mrow>
          <mi>L</mi>
          <mo stretchy="false">+</mo>
          <mfrac>
            <mo stretchy="false">ε</mo>
            <mn>2</mn>
          </mfrac>
        </mrow>
      </mrow>
    </mrow>
    <annotation encoding="StarMath 5.0">L- %varepsilon over 2 &lt; b_n &lt; L+ %varepsilon over 2</annotation>
  </semantics>
</math>
</file>

<file path=Object 122/content.xml><?xml version="1.0" encoding="utf-8"?>
<math xmlns="http://www.w3.org/1998/Math/MathML">
  <semantics>
    <mrow>
      <mrow>
        <mrow>
          <mrow>
            <mroot>
              <mrow>
                <msub>
                  <mi>a</mi>
                  <mi>n</mi>
                </msub>
              </mrow>
              <mrow>
                <mi>n</mi>
              </mrow>
            </mroot>
            <mo stretchy="false">=</mo>
            <mroot>
              <mrow>
                <msub>
                  <mi>b</mi>
                  <mn>1</mn>
                </msub>
                <msub>
                  <mi>b</mi>
                  <mn>2</mn>
                </msub>
                <mn>...</mn>
                <msub>
                  <mi>b</mi>
                  <mi>n</mi>
                </msub>
              </mrow>
              <mrow>
                <mi>n</mi>
              </mrow>
            </mroot>
          </mrow>
          <mo stretchy="false">=</mo>
          <mroot>
            <mrow>
              <msub>
                <mi>b</mi>
                <mn>1</mn>
              </msub>
              <msub>
                <mi>b</mi>
                <mn>2</mn>
              </msub>
              <mn>...</mn>
              <msub>
                <mi>b</mi>
                <mi>k</mi>
              </msub>
              <mn>...</mn>
              <msub>
                <mi>b</mi>
                <mi>n</mi>
              </msub>
            </mrow>
            <mrow>
              <mi>n</mi>
            </mrow>
          </mroot>
        </mrow>
        <mo stretchy="false">=</mo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i>k</mi>
            </msub>
          </mrow>
          <mrow>
            <mi>n</mi>
          </mrow>
        </mroot>
      </mrow>
      <mroot>
        <mrow>
          <msub>
            <mi>b</mi>
            <mrow>
              <mrow>
                <mi>k</mi>
                <mo stretchy="false">+</mo>
                <mn>1</mn>
              </mrow>
            </mrow>
          </msub>
          <msub>
            <mi>b</mi>
            <mrow>
              <mrow>
                <mi>k</mi>
                <mo stretchy="false">+</mo>
                <mn>2</mn>
              </mrow>
            </mrow>
          </msub>
          <mn>...</mn>
          <msub>
            <mi>b</mi>
            <mi>n</mi>
          </msub>
        </mrow>
        <mrow>
          <mi>n</mi>
        </mrow>
      </mroot>
    </mrow>
    <annotation encoding="StarMath 5.0">nroot{n}{a_n} = nroot{n}{b_1 b_2 ...b_n} = nroot {n} {b_1 b_2 ... b_k ... b_n}=nroot {n} {b_1 b_2 ... b_k}   nroot {n} {b_{k+1} b_{k+2} ...b_n}</annotation>
  </semantics>
</math>
</file>

<file path=Object 123/content.xml><?xml version="1.0" encoding="utf-8"?>
<math xmlns="http://www.w3.org/1998/Math/MathML">
  <semantics>
    <mrow>
      <mrow>
        <mrow>
          <mroot>
            <mrow>
              <msup>
                <mrow>
                  <mi>m</mi>
                </mrow>
                <mrow>
                  <mrow>
                    <mi>n</mi>
                    <mo stretchy="false">−</mo>
                    <mi>k</mi>
                  </mrow>
                </mrow>
              </msup>
            </mrow>
            <mrow>
              <mi>n</mi>
            </mrow>
          </mroot>
          <mo stretchy="false">&lt;</mo>
          <mroot>
            <mrow>
              <msub>
                <mi>b</mi>
                <mrow>
                  <mrow>
                    <mi>k</mi>
                    <mo stretchy="false">+</mo>
                    <mn>1</mn>
                  </mrow>
                </mrow>
              </msub>
              <msub>
                <mi>b</mi>
                <mrow>
                  <mrow>
                    <mi>k</mi>
                    <mo stretchy="false">+</mo>
                    <mn>2</mn>
                  </mrow>
                </mrow>
              </msub>
              <mn>...</mn>
              <msub>
                <mi>b</mi>
                <mi>n</mi>
              </msub>
            </mrow>
            <mrow>
              <mi>n</mi>
            </mrow>
          </mroot>
        </mrow>
        <mo stretchy="false">&lt;</mo>
        <mroot>
          <mrow>
            <msup>
              <mrow>
                <mi>M</mi>
              </mrow>
              <mrow>
                <mrow>
                  <mi>n</mi>
                  <mo stretchy="false">−</mo>
                  <mi>k</mi>
                </mrow>
              </mrow>
            </msup>
          </mrow>
          <mrow>
            <mi>n</mi>
          </mrow>
        </mroot>
      </mrow>
    </mrow>
    <annotation encoding="StarMath 5.0">nroot {n} {{m}^{n-k}}  &lt; nroot {n} {b_{k+1} b_{k+2} ...b_n} &lt; nroot {n} {{M}^{n-k}}</annotation>
  </semantics>
</math>
</file>

<file path=Object 125/content.xml><?xml version="1.0" encoding="utf-8"?>
<math xmlns="http://www.w3.org/1998/Math/MathML">
  <semantics>
    <mrow>
      <mrow>
        <mrow>
          <mi>L</mi>
          <mo stretchy="false">−</mo>
          <mfrac>
            <mo stretchy="false">ε</mo>
            <mn>2</mn>
          </mfrac>
        </mrow>
        <mo stretchy="false">=</mo>
        <mi>m</mi>
      </mrow>
    </mrow>
    <annotation encoding="StarMath 5.0">L- %varepsilon over 2 =m</annotation>
  </semantics>
</math>
</file>

<file path=Object 126/content.xml><?xml version="1.0" encoding="utf-8"?>
<math xmlns="http://www.w3.org/1998/Math/MathML">
  <semantics>
    <mrow>
      <mrow>
        <mrow>
          <mi>L</mi>
          <mo stretchy="false">+</mo>
          <mfrac>
            <mo stretchy="false">ε</mo>
            <mn>2</mn>
          </mfrac>
        </mrow>
        <mo stretchy="false">=</mo>
        <mi>M</mi>
      </mrow>
    </mrow>
    <annotation encoding="StarMath 5.0">L+ %varepsilon over 2= M</annotation>
  </semantics>
</math>
</file>

<file path=Object 127/content.xml><?xml version="1.0" encoding="utf-8"?>
<math xmlns="http://www.w3.org/1998/Math/MathML">
  <semantics>
    <mrow>
      <mroot>
        <mrow>
          <msub>
            <mi>b</mi>
            <mrow>
              <mrow>
                <mi>k</mi>
                <mo stretchy="false">+</mo>
                <mn>1</mn>
              </mrow>
            </mrow>
          </msub>
          <msub>
            <mi>b</mi>
            <mrow>
              <mrow>
                <mi>k</mi>
                <mo stretchy="false">+</mo>
                <mn>2</mn>
              </mrow>
            </mrow>
          </msub>
          <mn>...</mn>
          <msub>
            <mi>b</mi>
            <mi>n</mi>
          </msub>
        </mrow>
        <mrow>
          <mi>n</mi>
        </mrow>
      </mroot>
      <mrow>
        <mrow>
          <mroot>
            <mrow>
              <msup>
                <mrow>
                  <mi>m</mi>
                </mrow>
                <mrow>
                  <mrow>
                    <mi>n</mi>
                    <mo stretchy="false">−</mo>
                    <mi>k</mi>
                  </mrow>
                </mrow>
              </msup>
            </mrow>
            <mrow>
              <mi>n</mi>
            </mrow>
          </mroot>
          <mo stretchy="false">&lt;</mo>
          <mroot>
            <mi>a</mi>
            <mi>n</mi>
          </mroot>
        </mrow>
        <mo stretchy="false">&lt;</mo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i>k</mi>
            </msub>
          </mrow>
          <mrow>
            <mi>n</mi>
          </mrow>
        </mroot>
      </mrow>
      <mroot>
        <mrow>
          <msup>
            <mrow>
              <mi>M</mi>
            </mrow>
            <mrow>
              <mrow>
                <mi>n</mi>
                <mo stretchy="false">−</mo>
                <mi>k</mi>
              </mrow>
            </mrow>
          </msup>
        </mrow>
        <mrow>
          <mi>n</mi>
        </mrow>
      </mroot>
    </mrow>
    <annotation encoding="StarMath 5.0">nroot {n} {b_{k+1} b_{k+2} ...b_n} nroot {n} {{m}^{n-k}} &lt;nroot n a&lt;nroot {n} {b_1 b_2 ... b_k} nroot {n} {{M}^{n-k}}</annotation>
  </semantics>
</math>
</file>

<file path=Object 128/content.xml><?xml version="1.0" encoding="utf-8"?>
<math xmlns="http://www.w3.org/1998/Math/MathML">
  <semantics>
    <mrow>
      <mroot>
        <mrow>
          <msub>
            <mi>b</mi>
            <mrow>
              <mn>1</mn>
            </mrow>
          </msub>
          <msub>
            <mi>b</mi>
            <mrow>
              <mn>2</mn>
            </mrow>
          </msub>
          <mn>...</mn>
          <msub>
            <mi>b</mi>
            <mi>k</mi>
          </msub>
        </mrow>
        <mrow>
          <mi>n</mi>
        </mrow>
      </mroot>
      <mrow>
        <mroot>
          <mrow>
            <msup>
              <mrow>
                <mi>m</mi>
              </mrow>
              <mrow>
                <mrow>
                  <mi>n</mi>
                  <mo stretchy="false">−</mo>
                  <mi>k</mi>
                </mrow>
              </mrow>
            </msup>
          </mrow>
          <mrow>
            <mi>n</mi>
          </mrow>
        </mroot>
        <mo stretchy="false">=</mo>
        <mroot>
          <mrow>
            <msub>
              <mi>b</mi>
              <mrow>
                <mn>1</mn>
              </mrow>
            </msub>
            <msub>
              <mi>b</mi>
              <mrow>
                <mn>2</mn>
              </mrow>
            </msub>
            <mn>...</mn>
            <msub>
              <mi>b</mi>
              <mi>k</mi>
            </msub>
          </mrow>
          <mrow>
            <mi>n</mi>
          </mrow>
        </mroot>
      </mrow>
      <mrow>
        <mfrac>
          <mn>1</mn>
          <mrow>
            <mroot>
              <mrow>
                <msup>
                  <mi>m</mi>
                  <mi>k</mi>
                </msup>
              </mrow>
              <mi>n</mi>
            </mroot>
          </mrow>
        </mfrac>
      </mrow>
      <mrow>
        <mi>m</mi>
        <mo stretchy="false">=</mo>
        <mroot>
          <mrow>
            <mfrac>
              <mrow>
                <msub>
                  <mi>b</mi>
                  <mrow>
                    <mn>1</mn>
                  </mrow>
                </msub>
                <msub>
                  <mi>b</mi>
                  <mrow>
                    <mn>2</mn>
                  </mrow>
                </msub>
                <mn>...</mn>
                <msub>
                  <mi>b</mi>
                  <mi>k</mi>
                </msub>
              </mrow>
              <mrow>
                <msup>
                  <mi>m</mi>
                  <mi>k</mi>
                </msup>
              </mrow>
            </mfrac>
          </mrow>
          <mi>n</mi>
        </mroot>
      </mrow>
      <mrow>
        <mi>m</mi>
        <mo stretchy="false">=</mo>
        <mi>q</mi>
      </mrow>
    </mrow>
    <annotation encoding="StarMath 5.0">nroot {n} {b_{1} b_{2} ...b_k} nroot {n} {{m}^{n-k}} =nroot {n} {b_{1} b_{2} ...b_k} {1 over {nroot n {m^k}}} m=nroot n { {b_{1} b_{2} ...b_k}  over {m^k} } m = q
</annotation>
  </semantics>
</math>
</file>

<file path=Object 13/content.xml><?xml version="1.0" encoding="utf-8"?>
<math xmlns="http://www.w3.org/1998/Math/MathML">
  <semantics>
    <mrow>
      <mrow>
        <mroot>
          <msub>
            <mi>a</mi>
            <mi>n</mi>
          </msub>
          <mi>n</mi>
        </mroot>
        <mo stretchy="false">→</mo>
        <mi>L</mi>
      </mrow>
    </mrow>
    <annotation encoding="StarMath 5.0">nroot n a_n toward L</annotation>
  </semantics>
</math>
</file>

<file path=Object 132/content.xml><?xml version="1.0" encoding="utf-8"?>
<math xmlns="http://www.w3.org/1998/Math/MathML">
  <semantics>
    <mrow>
      <mroot>
        <mi>q</mi>
        <mi>n</mi>
      </mroot>
      <mrow>
        <mi>m</mi>
        <mo stretchy="false">→</mo>
        <mi>m</mi>
      </mrow>
    </mrow>
    <annotation encoding="StarMath 5.0">nroot n q m toward m</annotation>
  </semantics>
</math>
</file>

<file path=Object 133/content.xml><?xml version="1.0" encoding="utf-8"?>
<math xmlns="http://www.w3.org/1998/Math/MathML">
  <semantics>
    <mrow>
      <mroot>
        <mrow>
          <msub>
            <mi>b</mi>
            <mn>1</mn>
          </msub>
          <msub>
            <mi>b</mi>
            <mn>2</mn>
          </msub>
          <mn>...</mn>
          <msub>
            <mi>b</mi>
            <mi>k</mi>
          </msub>
        </mrow>
        <mrow>
          <mi>n</mi>
        </mrow>
      </mroot>
      <mrow>
        <mrow>
          <mroot>
            <mrow>
              <msup>
                <mrow>
                  <mi>M</mi>
                </mrow>
                <mrow>
                  <mrow>
                    <mi>n</mi>
                    <mo stretchy="false">−</mo>
                    <mi>k</mi>
                  </mrow>
                </mrow>
              </msup>
            </mrow>
            <mrow>
              <mi>n</mi>
            </mrow>
          </mroot>
          <mo stretchy="false">→</mo>
          <mi>M</mi>
        </mrow>
        <mo stretchy="false">=</mo>
        <mrow>
          <mi>L</mi>
          <mo stretchy="false">+</mo>
          <mfrac>
            <mo stretchy="false">ε</mo>
            <mn>2</mn>
          </mfrac>
        </mrow>
      </mrow>
    </mrow>
    <annotation encoding="StarMath 5.0">nroot {n} {b_1 b_2 ... b_k} nroot {n} {{M}^{n-k}} toward M = L + %varepsilon over 2</annotation>
  </semantics>
</math>
</file>

<file path=Object 134/content.xml><?xml version="1.0" encoding="utf-8"?>
<math xmlns="http://www.w3.org/1998/Math/MathML">
  <semantics>
    <mrow>
      <mroot>
        <mrow>
          <msub>
            <mi>b</mi>
            <mn>1</mn>
          </msub>
          <msub>
            <mi>b</mi>
            <mn>2</mn>
          </msub>
          <mn>...</mn>
          <msub>
            <mi>b</mi>
            <mi>k</mi>
          </msub>
        </mrow>
        <mrow>
          <mi>n</mi>
        </mrow>
      </mroot>
      <mrow>
        <mrow>
          <mroot>
            <mrow>
              <msup>
                <mrow>
                  <mi>m</mi>
                </mrow>
                <mrow>
                  <mrow>
                    <mi>n</mi>
                    <mo stretchy="false">−</mo>
                    <mi>k</mi>
                  </mrow>
                </mrow>
              </msup>
            </mrow>
            <mrow>
              <mi>n</mi>
            </mrow>
          </mroot>
          <mo stretchy="false">→</mo>
          <mi>m</mi>
        </mrow>
        <mo stretchy="false">=</mo>
        <mrow>
          <mi>L</mi>
          <mo stretchy="false">−</mo>
          <mfrac>
            <mo stretchy="false">ε</mo>
            <mn>2</mn>
          </mfrac>
        </mrow>
      </mrow>
    </mrow>
    <annotation encoding="StarMath 5.0"> nroot {n} {b_1 b_2 ... b_k} nroot {n} {{m}^{n-k}} toward m = L-%varepsilon over 2</annotation>
  </semantics>
</math>
</file>

<file path=Object 135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36/content.xml><?xml version="1.0" encoding="utf-8"?>
<math xmlns="http://www.w3.org/1998/Math/MathML">
  <semantics>
    <mrow>
      <mrow>
        <mi>n</mi>
        <mo stretchy="false">&gt;</mo>
        <mi>k</mi>
      </mrow>
      <mi>,</mi>
      <mrow>
        <mrow>
          <mo stretchy="false">∣</mo>
          <mrow>
            <mrow>
              <msub>
                <mi>b</mi>
                <mi>n</mi>
              </msub>
              <mo stretchy="false">−</mo>
              <mi>L</mi>
            </mrow>
          </mrow>
          <mo stretchy="false">∣</mo>
        </mrow>
        <mo stretchy="false">&lt;</mo>
        <mfrac>
          <mo stretchy="false">ε</mo>
          <mn>2</mn>
        </mfrac>
      </mrow>
    </mrow>
    <annotation encoding="StarMath 5.0">n&gt;k, lline b_n-L rline &lt; %varepsilon over 2</annotation>
  </semantics>
</math>
</file>

<file path=Object 137/content.xml><?xml version="1.0" encoding="utf-8"?>
<math xmlns="http://www.w3.org/1998/Math/MathML">
  <semantics>
    <mrow>
      <mi>k</mi>
    </mrow>
    <annotation encoding="StarMath 5.0">k</annotation>
  </semantics>
</math>
</file>

<file path=Object 138/content.xml><?xml version="1.0" encoding="utf-8"?>
<math xmlns="http://www.w3.org/1998/Math/MathML">
  <semantics>
    <mrow>
      <mrow>
        <mi>K</mi>
        <mo stretchy="false">&gt;</mo>
        <mi>k</mi>
      </mrow>
    </mrow>
    <annotation encoding="StarMath 5.0">K&gt;k</annotation>
  </semantics>
</math>
</file>

<file path=Object 14/content.xml><?xml version="1.0" encoding="utf-8"?>
<math xmlns="http://www.w3.org/1998/Math/MathML">
  <semantics>
    <mrow>
      <mrow>
        <mfrac>
          <msub>
            <mi>a</mi>
            <mrow>
              <mrow>
                <mi>n</mi>
                <mo stretchy="false">+</mo>
                <mn>1</mn>
              </mrow>
            </mrow>
          </msub>
          <msub>
            <mi>a</mi>
            <mi>n</mi>
          </msub>
        </mfrac>
        <mo stretchy="false">→</mo>
        <mi>L</mi>
      </mrow>
    </mrow>
    <annotation encoding="StarMath 5.0">a_{n+1} over a_n toward L</annotation>
  </semantics>
</math>
</file>

<file path=Object 140/content.xml><?xml version="1.0" encoding="utf-8"?>
<math xmlns="http://www.w3.org/1998/Math/MathML">
  <semantics>
    <mrow>
      <mroot>
        <mrow>
          <msub>
            <mi>b</mi>
            <mrow>
              <mn>1</mn>
            </mrow>
          </msub>
          <msub>
            <mi>b</mi>
            <mrow>
              <mn>2</mn>
            </mrow>
          </msub>
          <mn>...</mn>
          <msub>
            <mi>b</mi>
            <mi>k</mi>
          </msub>
        </mrow>
        <mrow>
          <mi>n</mi>
        </mrow>
      </mroot>
      <mrow>
        <mroot>
          <mrow>
            <msup>
              <mrow>
                <mi>m</mi>
              </mrow>
              <mrow>
                <mrow>
                  <mi>n</mi>
                  <mo stretchy="false">−</mo>
                  <mi>k</mi>
                </mrow>
              </mrow>
            </msup>
          </mrow>
          <mrow>
            <mi>n</mi>
          </mrow>
        </mroot>
        <mo stretchy="false">=</mo>
        <mroot>
          <mi>q</mi>
          <mi>n</mi>
        </mroot>
      </mrow>
      <mi>m</mi>
    </mrow>
    <annotation encoding="StarMath 5.0">nroot {n} {b_{1} b_{2} ...b_k} nroot {n} {{m}^{n-k}}=nroot n q m</annotation>
  </semantics>
</math>
</file>

<file path=Object 141/content.xml><?xml version="1.0" encoding="utf-8"?>
<math xmlns="http://www.w3.org/1998/Math/MathML">
  <semantics>
    <mrow>
      <mrow>
        <mi>n</mi>
        <mo stretchy="false">&gt;</mo>
        <mi>K</mi>
      </mrow>
      <mi>,</mi>
    </mrow>
    <annotation encoding="StarMath 5.0">n&gt; K, </annotation>
  </semantics>
</math>
</file>

<file path=Object 142/content.xml><?xml version="1.0" encoding="utf-8"?>
<math xmlns="http://www.w3.org/1998/Math/MathML">
  <semantics>
    <mrow>
      <mrow>
        <mrow>
          <mo stretchy="false">∣</mo>
          <mrow>
            <mroot>
              <mrow>
                <msub>
                  <mi>b</mi>
                  <mn>1</mn>
                </msub>
                <msub>
                  <mi>b</mi>
                  <mn>2</mn>
                </msub>
                <mn>...</mn>
                <msub>
                  <mi>b</mi>
                  <mi>k</mi>
                </msub>
              </mrow>
              <mrow>
                <mi>n</mi>
              </mrow>
            </mroot>
            <mrow>
              <mroot>
                <mrow>
                  <msup>
                    <mrow>
                      <msub>
                        <mi>b</mi>
                        <mi>i</mi>
                      </msub>
                    </mrow>
                    <mrow>
                      <mrow>
                        <mi>n</mi>
                        <mo stretchy="false">−</mo>
                        <mi>k</mi>
                      </mrow>
                    </mrow>
                  </msup>
                </mrow>
                <mrow>
                  <mi>n</mi>
                </mrow>
              </mroot>
              <mo stretchy="false">−</mo>
              <msub>
                <mi>b</mi>
                <mi>i</mi>
              </msub>
            </mrow>
          </mrow>
          <mo stretchy="false">∣</mo>
        </mrow>
        <mo stretchy="false">&lt;</mo>
        <mfrac>
          <mo stretchy="false">ε</mo>
          <mn>2</mn>
        </mfrac>
      </mrow>
    </mrow>
    <annotation encoding="StarMath 5.0">lline nroot {n} {b_1 b_2 ... b_k} nroot {n} {{b_i}^{n-k}} - b_i rline &lt; %varepsilon over 2</annotation>
  </semantics>
</math>
</file>

<file path=Object 144/content.xml><?xml version="1.0" encoding="utf-8"?>
<math xmlns="http://www.w3.org/1998/Math/MathML">
  <semantics>
    <mrow>
      <mrow>
        <mrow>
          <mrow>
            <mrow>
              <mi>m</mi>
              <mo stretchy="false">−</mo>
              <mfrac>
                <mo stretchy="false">ε</mo>
                <mn>2</mn>
              </mfrac>
            </mrow>
            <mo stretchy="false">=</mo>
            <mrow>
              <mrow>
                <mo stretchy="false">(</mo>
                <mrow>
                  <mrow>
                    <mi>L</mi>
                    <mo stretchy="false">−</mo>
                    <mfrac>
                      <mo stretchy="false">ε</mo>
                      <mn>2</mn>
                    </mfrac>
                  </mrow>
                </mrow>
                <mo stretchy="false">)</mo>
              </mrow>
              <mo stretchy="false">−</mo>
              <mfrac>
                <mo stretchy="false">ε</mo>
                <mn>2</mn>
              </mfrac>
            </mrow>
          </mrow>
          <mo stretchy="false">=</mo>
          <mrow>
            <mi>L</mi>
            <mo stretchy="false">−</mo>
            <mo stretchy="false">ε</mo>
          </mrow>
        </mrow>
        <mo stretchy="false">&lt;</mo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i>k</mi>
            </msub>
          </mrow>
          <mrow>
            <mi>n</mi>
          </mrow>
        </mroot>
      </mrow>
      <mroot>
        <mrow>
          <msup>
            <mrow>
              <mi>m</mi>
            </mrow>
            <mrow>
              <mrow>
                <mi>n</mi>
                <mo stretchy="false">−</mo>
                <mi>k</mi>
              </mrow>
            </mrow>
          </msup>
        </mrow>
        <mrow>
          <mi>n</mi>
        </mrow>
      </mroot>
    </mrow>
    <annotation encoding="StarMath 5.0">m-%varepsilon over 2=(L-%varepsilon over 2) - %varepsilon over 2=L-%varepsilon&lt;nroot {n} {b_1 b_2 ... b_k} nroot {n} {{m}^{n-k}} </annotation>
  </semantics>
</math>
</file>

<file path=Object 145/content.xml><?xml version="1.0" encoding="utf-8"?>
<math xmlns="http://www.w3.org/1998/Math/MathML">
  <semantics>
    <mrow>
      <mrow>
        <mrow>
          <mo stretchy="false">∣</mo>
          <mrow>
            <mroot>
              <mrow>
                <msub>
                  <mi>b</mi>
                  <mn>1</mn>
                </msub>
                <msub>
                  <mi>b</mi>
                  <mn>2</mn>
                </msub>
                <mn>...</mn>
                <msub>
                  <mi>b</mi>
                  <mi>k</mi>
                </msub>
              </mrow>
              <mrow>
                <mi>n</mi>
              </mrow>
            </mroot>
            <mrow>
              <mroot>
                <mrow>
                  <msup>
                    <mrow>
                      <mi>M</mi>
                    </mrow>
                    <mrow>
                      <mrow>
                        <mi>n</mi>
                        <mo stretchy="false">−</mo>
                        <mi>k</mi>
                      </mrow>
                    </mrow>
                  </msup>
                </mrow>
                <mrow>
                  <mi>n</mi>
                </mrow>
              </mroot>
              <mo stretchy="false">−</mo>
              <mi>M</mi>
            </mrow>
          </mrow>
          <mo stretchy="false">∣</mo>
        </mrow>
        <mo stretchy="false">&lt;</mo>
        <mfrac>
          <mo stretchy="false">ε</mo>
          <mn>2</mn>
        </mfrac>
      </mrow>
    </mrow>
    <annotation encoding="StarMath 5.0">lline nroot {n} {b_1 b_2 ... b_k} nroot {n} {{M}^{n-k}} - M rline &lt; %varepsilon over 2</annotation>
  </semantics>
</math>
</file>

<file path=Object 147/content.xml><?xml version="1.0" encoding="utf-8"?>
<math xmlns="http://www.w3.org/1998/Math/MathML">
  <semantics>
    <mrow>
      <mroot>
        <mrow>
          <msub>
            <mi>b</mi>
            <mn>1</mn>
          </msub>
          <msub>
            <mi>b</mi>
            <mn>2</mn>
          </msub>
          <mn>...</mn>
          <msub>
            <mi>b</mi>
            <mi>k</mi>
          </msub>
        </mrow>
        <mrow>
          <mi>n</mi>
        </mrow>
      </mroot>
      <mrow>
        <mrow>
          <mrow>
            <mroot>
              <mrow>
                <msup>
                  <mrow>
                    <msub>
                      <mi>b</mi>
                      <mi>s</mi>
                    </msub>
                  </mrow>
                  <mrow>
                    <mrow>
                      <mi>n</mi>
                      <mo stretchy="false">−</mo>
                      <mi>k</mi>
                    </mrow>
                  </mrow>
                </msup>
              </mrow>
              <mrow>
                <mi>n</mi>
              </mrow>
            </mroot>
            <mo stretchy="false">&lt;</mo>
            <mrow>
              <msub>
                <mi>b</mi>
                <mi>s</mi>
              </msub>
              <mo stretchy="false">+</mo>
              <mfrac>
                <mo stretchy="false">ε</mo>
                <mn>2</mn>
              </mfrac>
            </mrow>
          </mrow>
          <mo stretchy="false">=</mo>
          <mrow>
            <mrow>
              <mo stretchy="false">(</mo>
              <mrow>
                <mrow>
                  <mi>L</mi>
                  <mo stretchy="false">+</mo>
                  <mfrac>
                    <mo stretchy="false">ε</mo>
                    <mn>2</mn>
                  </mfrac>
                </mrow>
              </mrow>
              <mo stretchy="false">)</mo>
            </mrow>
            <mo stretchy="false">+</mo>
            <mfrac>
              <mo stretchy="false">ε</mo>
              <mn>2</mn>
            </mfrac>
          </mrow>
        </mrow>
        <mo stretchy="false">=</mo>
        <mrow>
          <mi>L</mi>
          <mo stretchy="false">+</mo>
          <mo stretchy="false">ε</mo>
        </mrow>
      </mrow>
    </mrow>
    <annotation encoding="StarMath 5.0">nroot {n} {b_1 b_2 ... b_k} nroot {n} {{b_s}^{n-k}} &lt; b_s+%varepsilon over 2 =(L+%varepsilon over 2) + %varepsilon over 2= L + %varepsilon</annotation>
  </semantics>
</math>
</file>

<file path=Object 148/content.xml><?xml version="1.0" encoding="utf-8"?>
<math xmlns="http://www.w3.org/1998/Math/MathML">
  <semantics>
    <mrow>
      <mrow>
        <mrow>
          <mi>L</mi>
          <mo stretchy="false">−</mo>
          <mo stretchy="false">ε</mo>
        </mrow>
        <mo stretchy="false">&lt;</mo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i>k</mi>
            </msub>
          </mrow>
          <mrow>
            <mi>n</mi>
          </mrow>
        </mroot>
      </mrow>
      <mrow>
        <mrow>
          <mroot>
            <mrow>
              <msup>
                <mrow>
                  <mi>m</mi>
                </mrow>
                <mrow>
                  <mrow>
                    <mi>n</mi>
                    <mo stretchy="false">−</mo>
                    <mi>k</mi>
                  </mrow>
                </mrow>
              </msup>
            </mrow>
            <mrow>
              <mi>n</mi>
            </mrow>
          </mroot>
          <mo stretchy="false">&lt;</mo>
          <mroot>
            <mi>a</mi>
            <mi>n</mi>
          </mroot>
        </mrow>
        <mo stretchy="false">&lt;</mo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i>k</mi>
            </msub>
          </mrow>
          <mrow>
            <mi>n</mi>
          </mrow>
        </mroot>
      </mrow>
      <mrow>
        <mroot>
          <mrow>
            <msup>
              <mrow>
                <mi>M</mi>
              </mrow>
              <mrow>
                <mrow>
                  <mi>n</mi>
                  <mo stretchy="false">−</mo>
                  <mi>k</mi>
                </mrow>
              </mrow>
            </msup>
          </mrow>
          <mrow>
            <mi>n</mi>
          </mrow>
        </mroot>
        <mo stretchy="false">&lt;</mo>
        <mrow>
          <mi>L</mi>
          <mo stretchy="false">+</mo>
          <mo stretchy="false">ε</mo>
        </mrow>
      </mrow>
    </mrow>
    <annotation encoding="StarMath 5.0">L-%varepsilon&lt;nroot {n} {b_1 b_2 ... b_k} nroot {n} {{m}^{n-k}} &lt; nroot n a &lt; nroot {n} {b_1 b_2 ... b_k} nroot {n} {{M}^{n-k}}  &lt; L + %varepsilon</annotation>
  </semantics>
</math>
</file>

<file path=Object 149/content.xml><?xml version="1.0" encoding="utf-8"?>
<math xmlns="http://www.w3.org/1998/Math/MathML">
  <semantics>
    <mrow>
      <mrow>
        <mrow>
          <mo stretchy="false">∣</mo>
          <mrow>
            <mrow>
              <mroot>
                <mi>a</mi>
                <mi>n</mi>
              </mroot>
              <mo stretchy="false">−</mo>
              <mi>L</mi>
            </mrow>
          </mrow>
          <mo stretchy="false">∣</mo>
        </mrow>
        <mo stretchy="false">&lt;</mo>
        <mo stretchy="false">ε</mo>
      </mrow>
    </mrow>
    <annotation encoding="StarMath 5.0">lline nroot n a - L rline &lt; %varepsilon</annotation>
  </semantics>
</math>
</file>

<file path=Object 151/content.xml><?xml version="1.0" encoding="utf-8"?>
<math xmlns="http://www.w3.org/1998/Math/MathML">
  <semantics>
    <mrow>
      <mrow>
        <mi>m</mi>
        <mo stretchy="false">=</mo>
        <mrow>
          <mi>L</mi>
          <mo stretchy="false">−</mo>
          <mfrac>
            <mo stretchy="false">ε</mo>
            <mn>2</mn>
          </mfrac>
        </mrow>
      </mrow>
    </mrow>
    <annotation encoding="StarMath 5.0">m=L-%varepsilon over 2 </annotation>
  </semantics>
</math>
</file>

<file path=Object 152/content.xml><?xml version="1.0" encoding="utf-8"?>
<math xmlns="http://www.w3.org/1998/Math/MathML">
  <semantics>
    <mrow>
      <mrow>
        <mi>M</mi>
        <mo stretchy="false">=</mo>
        <mrow>
          <mi>L</mi>
          <mo stretchy="false">+</mo>
          <mfrac>
            <mo stretchy="false">ε</mo>
            <mn>2</mn>
          </mfrac>
        </mrow>
      </mrow>
    </mrow>
    <annotation encoding="StarMath 5.0">M=L+ %varepsilon over 2</annotation>
  </semantics>
</math>
</file>

<file path=Object 153/content.xml><?xml version="1.0" encoding="utf-8"?>
<math xmlns="http://www.w3.org/1998/Math/MathML">
  <semantics>
    <mrow>
      <mroot>
        <mrow>
          <msub>
            <mi>b</mi>
            <mn>1</mn>
          </msub>
          <msub>
            <mi>b</mi>
            <mn>2</mn>
          </msub>
          <mn>...</mn>
          <msub>
            <mi>b</mi>
            <mi>k</mi>
          </msub>
        </mrow>
        <mrow>
          <mi>n</mi>
        </mrow>
      </mroot>
      <mrow>
        <mrow>
          <mroot>
            <mrow>
              <msup>
                <mrow>
                  <mi>m</mi>
                </mrow>
                <mrow>
                  <mrow>
                    <mi>n</mi>
                    <mo stretchy="false">−</mo>
                    <mi>k</mi>
                  </mrow>
                </mrow>
              </msup>
            </mrow>
            <mrow>
              <mi>n</mi>
            </mrow>
          </mroot>
          <mo stretchy="false">&lt;</mo>
          <mroot>
            <mi>a</mi>
            <mi>n</mi>
          </mroot>
        </mrow>
        <mo stretchy="false">&lt;</mo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row>
                <mi>k</mi>
              </mrow>
            </msub>
          </mrow>
          <mrow>
            <mi>n</mi>
          </mrow>
        </mroot>
      </mrow>
      <mroot>
        <mrow>
          <msup>
            <mrow>
              <mi>M</mi>
            </mrow>
            <mrow>
              <mrow>
                <mi>n</mi>
                <mo stretchy="false">−</mo>
                <mi>k</mi>
              </mrow>
            </mrow>
          </msup>
        </mrow>
        <mrow>
          <mi>n</mi>
        </mrow>
      </mroot>
    </mrow>
    <annotation encoding="StarMath 5.0">nroot {n} {b_1 b_2 ... b_k} nroot {n} {{m}^{n-k}} &lt; nroot n a &lt; nroot {n} {b_1 b_2 ... b_{k}} nroot {n} {{M}^{n-k}}</annotation>
  </semantics>
</math>
</file>

<file path=Object 154/content.xml><?xml version="1.0" encoding="utf-8"?>
<math xmlns="http://www.w3.org/1998/Math/MathML">
  <semantics>
    <mrow>
      <mrow>
        <mo stretchy="false">(</mo>
        <mrow>
          <mroot>
            <mrow>
              <msub>
                <mi>a</mi>
                <mi>n</mi>
              </msub>
            </mrow>
            <mi>n</mi>
          </mroot>
        </mrow>
        <mo stretchy="false">)</mo>
      </mrow>
    </mrow>
    <annotation encoding="StarMath 5.0">(nroot n {a_n})</annotation>
  </semantics>
</math>
</file>

<file path=Object 155/content.xml><?xml version="1.0" encoding="utf-8"?>
<math xmlns="http://www.w3.org/1998/Math/MathML">
  <semantics>
    <mrow>
      <mrow>
        <mroot>
          <mrow>
            <msub>
              <mi>b</mi>
              <mn>1</mn>
            </msub>
            <msub>
              <mi>b</mi>
              <mn>2</mn>
            </msub>
            <mn>...</mn>
            <msub>
              <mi>b</mi>
              <mi>k</mi>
            </msub>
          </mrow>
          <mrow>
            <mi>n</mi>
          </mrow>
        </mroot>
        <mo stretchy="false">→</mo>
        <mn>1</mn>
      </mrow>
    </mrow>
    <annotation encoding="StarMath 5.0">nroot {n} {b_1 b_2 ... b_k} toward 1</annotation>
  </semantics>
</math>
</file>

<file path=Object 156/content.xml><?xml version="1.0" encoding="utf-8"?>
<math xmlns="http://www.w3.org/1998/Math/MathML">
  <semantics>
    <mrow>
      <mrow>
        <mi>r</mi>
        <mo stretchy="false">&lt;</mo>
        <mi>L</mi>
      </mrow>
    </mrow>
    <annotation encoding="StarMath 5.0">r&lt;L</annotation>
  </semantics>
</math>
</file>

<file path=Object 16/content.xml><?xml version="1.0" encoding="utf-8"?>
<math xmlns="http://www.w3.org/1998/Math/MathML">
  <semantics>
    <mrow>
      <mrow>
        <mo stretchy="false">(</mo>
        <mrow>
          <msub>
            <mi>a</mi>
            <mi>n</mi>
          </msub>
        </mrow>
        <mo stretchy="false">)</mo>
      </mrow>
    </mrow>
    <annotation encoding="StarMath 5.0">(a_n)</annotation>
  </semantics>
</math>
</file>

<file path=Object 17/content.xml><?xml version="1.0" encoding="utf-8"?>
<math xmlns="http://www.w3.org/1998/Math/MathML">
  <semantics>
    <mrow>
      <mrow>
        <msub>
          <mi>a</mi>
          <mi>n</mi>
        </msub>
        <mo stretchy="false">=</mo>
        <mn>1</mn>
      </mrow>
    </mrow>
    <annotation encoding="StarMath 5.0">a_n=1</annotation>
  </semantics>
</math>
</file>

<file path=Object 18/content.xml><?xml version="1.0" encoding="utf-8"?>
<math xmlns="http://www.w3.org/1998/Math/MathML">
  <semantics>
    <mrow>
      <mrow>
        <msub>
          <mi>a</mi>
          <mi>n</mi>
        </msub>
        <mo stretchy="false">=</mo>
        <mn>10</mn>
      </mrow>
    </mrow>
    <annotation encoding="StarMath 5.0">a_n=10</annotation>
  </semantics>
</math>
</file>

<file path=Object 19/content.xml><?xml version="1.0" encoding="utf-8"?>
<math xmlns="http://www.w3.org/1998/Math/MathML">
  <semantics>
    <mrow>
      <mrow>
        <mi>n</mi>
        <mo stretchy="false">&gt;</mo>
        <mi>k</mi>
      </mrow>
    </mrow>
    <annotation encoding="StarMath 5.0">n&gt;k</annotation>
  </semantics>
</math>
</file>

<file path=Object 2/content.xml><?xml version="1.0" encoding="utf-8"?>
<math xmlns="http://www.w3.org/1998/Math/MathML">
  <semantics>
    <mrow>
      <mrow>
        <mi>n</mi>
        <mo stretchy="false">&gt;</mo>
        <mi>K</mi>
      </mrow>
    </mrow>
    <annotation encoding="StarMath 5.0">n&gt;K</annotation>
  </semantics>
</math>
</file>

<file path=Object 20/content.xml><?xml version="1.0" encoding="utf-8"?>
<math xmlns="http://www.w3.org/1998/Math/MathML">
  <semantics>
    <mrow>
      <mrow>
        <mi>k</mi>
        <mo stretchy="false">≥</mo>
        <mfrac>
          <mn>1</mn>
          <mrow>
            <msub>
              <mi>log</mi>
              <mn>10</mn>
            </msub>
            <mrow>
              <mo stretchy="false">(</mo>
              <mrow>
                <mrow>
                  <mo stretchy="false">ε</mo>
                  <mo stretchy="false">+</mo>
                  <mn>1</mn>
                </mrow>
              </mrow>
              <mo stretchy="false">)</mo>
            </mrow>
          </mrow>
        </mfrac>
      </mrow>
    </mrow>
    <annotation encoding="StarMath 5.0">k &gt;=1 over {log_10(%varepsilon + 1)}</annotation>
  </semantics>
</math>
</file>

<file path=Object 21/content.xml><?xml version="1.0" encoding="utf-8"?>
<math xmlns="http://www.w3.org/1998/Math/MathML">
  <semantics>
    <mrow>
      <mrow>
        <mo stretchy="false">ε</mo>
        <mo stretchy="false">&gt;</mo>
        <mn>0</mn>
      </mrow>
    </mrow>
    <annotation encoding="StarMath 5.0">%varepsilon&gt;0</annotation>
  </semantics>
</math>
</file>

<file path=Object 3/content.xml><?xml version="1.0" encoding="utf-8"?>
<math xmlns="http://www.w3.org/1998/Math/MathML">
  <semantics>
    <mrow>
      <mroot>
        <mrow>
          <msub>
            <mi>b</mi>
            <mn>1</mn>
          </msub>
          <msub>
            <mi>b</mi>
            <mn>2</mn>
          </msub>
          <mn>...</mn>
          <msub>
            <mi>b</mi>
            <mi>k</mi>
          </msub>
        </mrow>
        <mrow>
          <mi>n</mi>
        </mrow>
      </mroot>
      <mrow>
        <mroot>
          <mrow>
            <msup>
              <mrow>
                <mi>M</mi>
              </mrow>
              <mrow>
                <mrow>
                  <mi>n</mi>
                  <mo stretchy="false">−</mo>
                  <mi>k</mi>
                </mrow>
              </mrow>
            </msup>
          </mrow>
          <mrow>
            <mi>n</mi>
          </mrow>
        </mroot>
        <mo stretchy="false">→</mo>
        <mi>M</mi>
      </mrow>
    </mrow>
    <annotation encoding="StarMath 5.0">nroot {n} {b_1 b_2 ... b_k} nroot {n} {{M}^{n-k}} toward M		</annotation>
  </semantics>
</math>
</file>

<file path=Object 4/content.xml><?xml version="1.0" encoding="utf-8"?>
<math xmlns="http://www.w3.org/1998/Math/MathML">
  <semantics>
    <mrow>
      <mrow>
        <mroot>
          <msub>
            <mi>a</mi>
            <mi>n</mi>
          </msub>
          <mi>n</mi>
        </mroot>
        <mo stretchy="false">→</mo>
        <mi>L</mi>
      </mrow>
    </mrow>
    <annotation encoding="StarMath 5.0">nroot n a_n toward L</annotation>
  </semantics>
</math>
</file>

<file path=Object 44/content.xml><?xml version="1.0" encoding="utf-8"?>
<math xmlns="http://www.w3.org/1998/Math/MathML">
  <semantics>
    <mrow>
      <mrow>
        <mrow>
          <mrow>
            <mrow>
              <mrow>
                <mrow>
                  <mrow>
                    <mrow>
                      <mo stretchy="false">∣</mo>
                      <mrow>
                        <mrow>
                          <mroot>
                            <msub>
                              <mi>a</mi>
                              <mi>n</mi>
                            </msub>
                            <mi>n</mi>
                          </mroot>
                          <mo stretchy="false">−</mo>
                          <mn>1</mn>
                        </mrow>
                      </mrow>
                      <mo stretchy="false">∣</mo>
                    </mrow>
                    <mo stretchy="false">=</mo>
                    <mrow>
                      <mroot>
                        <msub>
                          <mi>a</mi>
                          <mi>n</mi>
                        </msub>
                        <mi>n</mi>
                      </mroot>
                      <mo stretchy="false">−</mo>
                      <mn>1</mn>
                    </mrow>
                  </mrow>
                  <mo stretchy="false">≤</mo>
                  <mrow>
                    <mroot>
                      <mn>10</mn>
                      <mi>n</mi>
                    </mroot>
                    <mo stretchy="false">−</mo>
                    <mn>1</mn>
                  </mrow>
                </mrow>
                <mo stretchy="false">&lt;</mo>
                <mrow>
                  <mroot>
                    <mn>10</mn>
                    <mi>k</mi>
                  </mroot>
                  <mo stretchy="false">−</mo>
                  <mn>1</mn>
                </mrow>
              </mrow>
              <mo stretchy="false">≤</mo>
              <mrow>
                <mroot>
                  <mn>10</mn>
                  <mrow>
                    <mfrac>
                      <mn>1</mn>
                      <mrow>
                        <msub>
                          <mi>log</mi>
                          <mn>10</mn>
                        </msub>
                        <mrow>
                          <mo stretchy="false">(</mo>
                          <mrow>
                            <mrow>
                              <mo stretchy="false">ε</mo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</mfrac>
                  </mrow>
                </mroot>
                <mo stretchy="false">−</mo>
                <mn>1</mn>
              </mrow>
            </mrow>
            <mo stretchy="false">=</mo>
            <mrow>
              <msup>
                <mn>10</mn>
                <mrow>
                  <msub>
                    <mi>log</mi>
                    <mn>10</mn>
                  </msub>
                  <mrow>
                    <mo stretchy="false">(</mo>
                    <mrow>
                      <mrow>
                        <mo stretchy="false">ε</mo>
                        <mo stretchy="false">+</mo>
                        <mn>1</mn>
                      </mrow>
                    </mrow>
                    <mo stretchy="false">)</mo>
                  </mrow>
                </mrow>
              </msup>
              <mo stretchy="false">−</mo>
              <mn>1</mn>
            </mrow>
          </mrow>
          <mo stretchy="false">=</mo>
          <mrow>
            <mrow>
              <mo stretchy="false">ε</mo>
              <mo stretchy="false">+</mo>
              <mn>1</mn>
            </mrow>
            <mo stretchy="false">−</mo>
            <mn>1</mn>
          </mrow>
        </mrow>
        <mo stretchy="false">=</mo>
        <mo stretchy="false">ε</mo>
      </mrow>
    </mrow>
    <annotation encoding="StarMath 5.0">lline nroot n a_n - 1 rline = nroot n a_n - 1 &lt;= nroot n 10 - 1 &lt; nroot k 10 - 1 &lt;= nroot {1 over {log_10(%varepsilon + 1)}} 10 - 1 = 10^{log_10(%varepsilon + 1)} -1 = %varepsilon + 1 - 1 = %varepsilon</annotation>
  </semantics>
</math>
</file>

<file path=Object 45/content.xml><?xml version="1.0" encoding="utf-8"?>
<math xmlns="http://www.w3.org/1998/Math/MathML">
  <semantics>
    <mrow>
      <mrow>
        <mroot>
          <msub>
            <mi>a</mi>
            <mi>n</mi>
          </msub>
          <mi>n</mi>
        </mroot>
        <mo stretchy="false">→</mo>
        <mn>1</mn>
      </mrow>
    </mrow>
    <annotation encoding="StarMath 5.0">nroot n a_n toward 1</annotation>
  </semantics>
</math>
</file>

<file path=Object 46/content.xml><?xml version="1.0" encoding="utf-8"?>
<math xmlns="http://www.w3.org/1998/Math/MathML">
  <semantics>
    <mrow>
      <mfrac>
        <msub>
          <mi>a</mi>
          <mrow>
            <mrow>
              <mi>n</mi>
              <mo stretchy="false">+</mo>
              <mn>1</mn>
            </mrow>
          </mrow>
        </msub>
        <msub>
          <mi>a</mi>
          <mi>n</mi>
        </msub>
      </mfrac>
    </mrow>
    <annotation encoding="StarMath 5.0">a_{n+1} over a_n</annotation>
  </semantics>
</math>
</file>

<file path=Object 47/content.xml><?xml version="1.0" encoding="utf-8"?>
<math xmlns="http://www.w3.org/1998/Math/MathML">
  <semantics>
    <mrow>
      <mfrac>
        <mn>1</mn>
        <mn>10</mn>
      </mfrac>
    </mrow>
    <annotation encoding="StarMath 5.0">1 over 10</annotation>
  </semantics>
</math>
</file>

<file path=Object 48/content.xml><?xml version="1.0" encoding="utf-8"?>
<math xmlns="http://www.w3.org/1998/Math/MathML">
  <semantics>
    <mrow>
      <mn>10</mn>
    </mrow>
    <annotation encoding="StarMath 5.0">10</annotation>
  </semantics>
</math>
</file>

<file path=Object 49/content.xml><?xml version="1.0" encoding="utf-8"?>
<math xmlns="http://www.w3.org/1998/Math/MathML">
  <semantics>
    <mrow>
      <mrow>
        <mrow>
          <mo stretchy="false">∣</mo>
          <mrow>
            <mrow>
              <mfrac>
                <msub>
                  <mi>a</mi>
                  <mrow>
                    <mrow>
                      <mi>n</mi>
                      <mo stretchy="false">+</mo>
                      <mn>1</mn>
                    </mrow>
                  </mrow>
                </msub>
                <msub>
                  <mi>a</mi>
                  <mi>n</mi>
                </msub>
              </mfrac>
              <mo stretchy="false">−</mo>
              <mn>1</mn>
            </mrow>
          </mrow>
          <mo stretchy="false">∣</mo>
        </mrow>
        <mo stretchy="false">≥</mo>
        <mfrac>
          <mn>9</mn>
          <mn>10</mn>
        </mfrac>
      </mrow>
    </mrow>
    <annotation encoding="StarMath 5.0">lline a_{n+1} over a_n - 1 rline &gt;= 9 over 10</annotation>
  </semantics>
</math>
</file>

<file path=Object 59/content.xml><?xml version="1.0" encoding="utf-8"?>
<math xmlns="http://www.w3.org/1998/Math/MathML">
  <semantics>
    <mrow>
      <mfrac>
        <msub>
          <mi>a</mi>
          <mrow>
            <mrow>
              <mi>n</mi>
              <mo stretchy="false">+</mo>
              <mn>1</mn>
            </mrow>
          </mrow>
        </msub>
        <msub>
          <mi>a</mi>
          <mi>n</mi>
        </msub>
      </mfrac>
    </mrow>
    <annotation encoding="StarMath 5.0">a_{n+1} over a_n </annotation>
  </semantics>
</math>
</file>

<file path=Object 9/content.xml><?xml version="1.0" encoding="utf-8"?>
<math xmlns="http://www.w3.org/1998/Math/MathML">
  <semantics>
    <mrow>
      <mrow>
        <mo stretchy="false">(</mo>
        <mrow>
          <msub>
            <mi>a</mi>
            <mi>n</mi>
          </msub>
        </mrow>
        <mo stretchy="false">)</mo>
      </mrow>
    </mrow>
    <annotation encoding="StarMath 5.0">(a_n)</annotation>
  </semantics>
</math>
</file>